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Arial2" svg:font-family="Arial2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Excel_BuiltIn_Comma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style:vertical-align="middle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Excel_BuiltIn_Comma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MAIO_2019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3" table:default-cell-style-name="ce1"/>
        <table:table-column table:style-name="co13" table:number-columns-repeated="15361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575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Maio - 2019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884.27" table:style-name="ce14">
            <text:p>884<text:s/></text:p>
          </table:table-cell>
          <table:table-cell office:value-type="float" office:value="1917304.72" table:style-name="ce14">
            <text:p>1.917.305<text:s/></text:p>
          </table:table-cell>
          <table:table-cell office:value-type="float" office:value="61469559.859999999" table:style-name="ce14">
            <text:p>61.469.560<text:s/></text:p>
          </table:table-cell>
          <table:table-cell office:value-type="float" office:value="1762.69" table:style-name="ce14">
            <text:p>1.763<text:s/></text:p>
          </table:table-cell>
          <table:table-cell office:value-type="float" office:value="65131768.609999999" table:style-name="ce14">
            <text:p>65.131.769<text:s/></text:p>
          </table:table-cell>
          <table:table-cell office:value-type="float" office:value="42935788.490000002" table:style-name="ce14">
            <text:p>42.935.788<text:s/></text:p>
          </table:table-cell>
          <table:table-cell office:value-type="float" office:value="3355325.39" table:style-name="ce14">
            <text:p>3.355.325<text:s/></text:p>
          </table:table-cell>
          <table:table-cell office:value-type="float" office:value="147240376.94" table:style-name="ce14">
            <text:p>147.240.377<text:s/></text:p>
          </table:table-cell>
          <table:table-cell office:value-type="float" office:value="41071365.630000003" table:style-name="ce14">
            <text:p>41.071.366<text:s/></text:p>
          </table:table-cell>
          <table:table-cell office:value-type="float" office:value="21569303.850000001" table:style-name="ce14">
            <text:p>21.569.304<text:s/></text:p>
          </table:table-cell>
          <table:table-cell office:value-type="float" office:value="92031499.790000007" table:style-name="ce14">
            <text:p>92.031.500<text:s/></text:p>
          </table:table-cell>
          <table:table-cell office:value-type="float" office:value="203351.36" table:style-name="ce14">
            <text:p>203.351<text:s/></text:p>
          </table:table-cell>
          <table:table-cell office:value-type="float" office:value="2452454.08" table:style-name="ce14">
            <text:p>2.452.454<text:s/></text:p>
          </table:table-cell>
          <table:table-cell office:value-type="float" office:value="5116112.17" table:style-name="ce14">
            <text:p>5.116.112<text:s/></text:p>
          </table:table-cell>
          <table:table-cell office:value-type="float" office:value="3316514.15" table:style-name="ce14">
            <text:p>3.316.514<text:s/></text:p>
          </table:table-cell>
          <table:table-cell office:value-type="float" office:value="79782776.569999993" table:style-name="ce14">
            <text:p>79.782.777<text:s/></text:p>
          </table:table-cell>
          <table:table-cell office:value-type="float" office:value="17553.54" table:style-name="ce14">
            <text:p>17.554<text:s/></text:p>
          </table:table-cell>
          <table:table-cell office:value-type="float" office:value="302810935.13" table:style-name="ce14">
            <text:p>302.810.935<text:s/></text:p>
          </table:table-cell>
          <table:table-cell office:value-type="float" office:value="272550913.72000003" table:style-name="ce14">
            <text:p>272.550.914<text:s/></text:p>
          </table:table-cell>
          <table:table-cell office:value-type="float" office:value="1357682.27" table:style-name="ce14">
            <text:p>1.357.682<text:s/></text:p>
          </table:table-cell>
          <table:table-cell office:value-type="float" office:value="14544.12" table:style-name="ce14">
            <text:p>14.544<text:s/></text:p>
          </table:table-cell>
          <table:table-cell office:value-type="float" office:value="9798.08" table:style-name="ce14">
            <text:p>9.798<text:s/></text:p>
          </table:table-cell>
          <table:table-cell office:value-type="float" office:value="106567825.64" table:style-name="ce14">
            <text:p>106.567.826<text:s/></text:p>
          </table:table-cell>
          <table:table-cell office:value-type="float" office:value="581065675.57000005" table:style-name="ce14">
            <text:p>581.065.676<text:s/></text:p>
          </table:table-cell>
          <table:table-cell office:value-type="float" office:value="344426.72" table:style-name="ce14">
            <text:p>344.427<text:s/></text:p>
          </table:table-cell>
          <table:table-cell office:value-type="float" office:value="1784675757.75" table:style-name="ce14">
            <text:p>1.784.675.758<text:s/></text:p>
          </table:table-cell>
          <table:table-cell office:value-type="float" office:value="183.48" table:style-name="ce14">
            <text:p>183<text:s/></text:p>
          </table:table-cell>
          <table:table-cell office:value-type="float" office:value="3617011444.5899997" table:style-name="ce15">
            <text:p>3.617.011.44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0" table:style-name="ce17">
            <text:p>-<text:s/></text:p>
          </table:table-cell>
          <table:table-cell office:value-type="float" office:value="1528.43" table:style-name="ce17">
            <text:p>1.528<text:s/></text:p>
          </table:table-cell>
          <table:table-cell office:value-type="float" office:value="-2.4" table:style-name="ce17">
            <text:p>(2)</text:p>
          </table:table-cell>
          <table:table-cell office:value-type="float" office:value="0" table:style-name="ce17">
            <text:p>-<text:s/></text:p>
          </table:table-cell>
          <table:table-cell office:value-type="float" office:value="1171.45" table:style-name="ce17">
            <text:p>1.171<text:s/></text:p>
          </table:table-cell>
          <table:table-cell office:value-type="float" office:value="-46.5" table:style-name="ce17">
            <text:p>(47)</text:p>
          </table:table-cell>
          <table:table-cell office:value-type="float" office:value="205.91" table:style-name="ce17">
            <text:p>206<text:s/></text:p>
          </table:table-cell>
          <table:table-cell office:value-type="float" office:value="510.71" table:style-name="ce17">
            <text:p>511<text:s/></text:p>
          </table:table-cell>
          <table:table-cell office:value-type="float" office:value="23057.01" table:style-name="ce17">
            <text:p>23.057<text:s/></text:p>
          </table:table-cell>
          <table:table-cell office:value-type="float" office:value="7591.84" table:style-name="ce17">
            <text:p>7.592<text:s/></text:p>
          </table:table-cell>
          <table:table-cell office:value-type="float" office:value="-1214.79" table:style-name="ce17">
            <text:p>(1.215)</text:p>
          </table:table-cell>
          <table:table-cell office:value-type="float" office:value="-55.92" table:style-name="ce17">
            <text:p>(56)</text:p>
          </table:table-cell>
          <table:table-cell office:value-type="float" office:value="5207.17" table:style-name="ce17">
            <text:p>5.207<text:s/></text:p>
          </table:table-cell>
          <table:table-cell office:value-type="float" office:value="1309.98" table:style-name="ce17">
            <text:p>1.310<text:s/></text:p>
          </table:table-cell>
          <table:table-cell office:value-type="float" office:value="-238.65" table:style-name="ce17">
            <text:p>(239)</text:p>
          </table:table-cell>
          <table:table-cell office:value-type="float" office:value="5364.87" table:style-name="ce17">
            <text:p>5.365<text:s/></text:p>
          </table:table-cell>
          <table:table-cell office:value-type="float" office:value="-2.64" table:style-name="ce17">
            <text:p>(3)</text:p>
          </table:table-cell>
          <table:table-cell office:value-type="float" office:value="-1105.6600000000001" table:style-name="ce17">
            <text:p>(1.106)</text:p>
          </table:table-cell>
          <table:table-cell office:value-type="float" office:value="-51.87" table:style-name="ce17">
            <text:p>(52)</text:p>
          </table:table-cell>
          <table:table-cell office:value-type="float" office:value="-5.8" table:style-name="ce17">
            <text:p>(6)</text:p>
          </table:table-cell>
          <table:table-cell office:value-type="float" office:value="443.83" table:style-name="ce17">
            <text:p>44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8833.3799999999992" table:style-name="ce17">
            <text:p>8.833<text:s/></text:p>
          </table:table-cell>
          <table:table-cell office:value-type="float" office:value="7711.79" table:style-name="ce17">
            <text:p>7.712<text:s/></text:p>
          </table:table-cell>
          <table:table-cell office:value-type="float" office:value="-1.08" table:style-name="ce17">
            <text:p>(1)</text:p>
          </table:table-cell>
          <table:table-cell office:value-type="float" office:value="763563.71" table:style-name="ce17">
            <text:p>763.564<text:s/></text:p>
          </table:table-cell>
          <table:table-cell office:value-type="float" office:value="271.83999999999997" table:style-name="ce17">
            <text:p>272<text:s/></text:p>
          </table:table-cell>
          <table:table-cell office:value-type="float" office:value="824046.60999999987" table:style-name="ce18">
            <text:p>824.04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204278.62" table:style-name="ce17">
            <text:p>204.279<text:s/></text:p>
          </table:table-cell>
          <table:table-cell office:value-type="float" office:value="7008773.7000000002" table:style-name="ce17">
            <text:p>7.008.774<text:s/></text:p>
          </table:table-cell>
          <table:table-cell office:value-type="float" office:value="13738259.59" table:style-name="ce17">
            <text:p>13.738.260<text:s/></text:p>
          </table:table-cell>
          <table:table-cell office:value-type="float" office:value="237735.56" table:style-name="ce17">
            <text:p>237.736<text:s/></text:p>
          </table:table-cell>
          <table:table-cell office:value-type="float" office:value="127427481.23999999" table:style-name="ce17">
            <text:p>127.427.481<text:s/></text:p>
          </table:table-cell>
          <table:table-cell office:value-type="float" office:value="52876165.109999999" table:style-name="ce17">
            <text:p>52.876.165<text:s/></text:p>
          </table:table-cell>
          <table:table-cell office:value-type="float" office:value="3553017.43" table:style-name="ce17">
            <text:p>3.553.017<text:s/></text:p>
          </table:table-cell>
          <table:table-cell office:value-type="float" office:value="210972062.5" table:style-name="ce17">
            <text:p>210.972.063<text:s/></text:p>
          </table:table-cell>
          <table:table-cell office:value-type="float" office:value="42291370.469999999" table:style-name="ce17">
            <text:p>42.291.370<text:s/></text:p>
          </table:table-cell>
          <table:table-cell office:value-type="float" office:value="5294142.2" table:style-name="ce17">
            <text:p>5.294.142<text:s/></text:p>
          </table:table-cell>
          <table:table-cell office:value-type="float" office:value="507438909.49000001" table:style-name="ce17">
            <text:p>507.438.909<text:s/></text:p>
          </table:table-cell>
          <table:table-cell office:value-type="float" office:value="9848789.1600000001" table:style-name="ce17">
            <text:p>9.848.789<text:s/></text:p>
          </table:table-cell>
          <table:table-cell office:value-type="float" office:value="11366100.199999999" table:style-name="ce17">
            <text:p>11.366.100<text:s/></text:p>
          </table:table-cell>
          <table:table-cell office:value-type="float" office:value="11212841.539999999" table:style-name="ce17">
            <text:p>11.212.842<text:s/></text:p>
          </table:table-cell>
          <table:table-cell office:value-type="float" office:value="6718561.5" table:style-name="ce17">
            <text:p>6.718.562<text:s/></text:p>
          </table:table-cell>
          <table:table-cell office:value-type="float" office:value="104694318.08" table:style-name="ce17">
            <text:p>104.694.318<text:s/></text:p>
          </table:table-cell>
          <table:table-cell office:value-type="float" office:value="2277487.52" table:style-name="ce17">
            <text:p>2.277.488<text:s/></text:p>
          </table:table-cell>
          <table:table-cell office:value-type="float" office:value="392791977.81" table:style-name="ce17">
            <text:p>392.791.978<text:s/></text:p>
          </table:table-cell>
          <table:table-cell office:value-type="float" office:value="281371038.38" table:style-name="ce17">
            <text:p>281.371.038<text:s/></text:p>
          </table:table-cell>
          <table:table-cell office:value-type="float" office:value="3769038.35" table:style-name="ce17">
            <text:p>3.769.038<text:s/></text:p>
          </table:table-cell>
          <table:table-cell office:value-type="float" office:value="3441466.78" table:style-name="ce17">
            <text:p>3.441.467<text:s/></text:p>
          </table:table-cell>
          <table:table-cell office:value-type="float" office:value="64956.85" table:style-name="ce17">
            <text:p>64.957<text:s/></text:p>
          </table:table-cell>
          <table:table-cell office:value-type="float" office:value="398684119.50999999" table:style-name="ce17">
            <text:p>398.684.120<text:s/></text:p>
          </table:table-cell>
          <table:table-cell office:value-type="float" office:value="485417647.55000001" table:style-name="ce17">
            <text:p>485.417.648<text:s/></text:p>
          </table:table-cell>
          <table:table-cell office:value-type="float" office:value="8494027.4100000001" table:style-name="ce17">
            <text:p>8.494.027<text:s/></text:p>
          </table:table-cell>
          <table:table-cell office:value-type="float" office:value="1950186654.6099999" table:style-name="ce17">
            <text:p>1.950.186.655<text:s/></text:p>
          </table:table-cell>
          <table:table-cell office:value-type="float" office:value="2259269.36" table:style-name="ce17">
            <text:p>2.259.269<text:s/></text:p>
          </table:table-cell>
          <table:table-cell office:value-type="float" office:value="4643640490.5199995" table:style-name="ce18">
            <text:p>4.643.640.49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7">
            <text:p>-<text:s/></text:p>
          </table:table-cell>
          <table:table-cell office:value-type="float" office:value="2841.07" table:style-name="ce17">
            <text:p>2.84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128.77" table:style-name="ce17">
            <text:p>3.12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0597.24" table:style-name="ce17">
            <text:p>40.59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83566421.32999998" table:style-name="ce17">
            <text:p>283.566.42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10184.92" table:style-name="ce17">
            <text:p>310.185<text:s/></text:p>
          </table:table-cell>
          <table:table-cell office:value-type="float" office:value="12958.15" table:style-name="ce17">
            <text:p>12.95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89355301.780000001" table:style-name="ce17">
            <text:p>89.355.302<text:s/></text:p>
          </table:table-cell>
          <table:table-cell office:value-type="float" office:value="2325.6" table:style-name="ce17">
            <text:p>2.326<text:s/></text:p>
          </table:table-cell>
          <table:table-cell office:value-type="float" office:value="914632" table:style-name="ce17">
            <text:p>914.632<text:s/></text:p>
          </table:table-cell>
          <table:table-cell office:value-type="float" office:value="503235.83" table:style-name="ce17">
            <text:p>503.23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74711626.69" table:style-name="ce18">
            <text:p>374.711.62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176061.14" table:style-name="ce17">
            <text:p>176.061<text:s/></text:p>
          </table:table-cell>
          <table:table-cell office:value-type="float" office:value="543308.77" table:style-name="ce17">
            <text:p>543.309<text:s/></text:p>
          </table:table-cell>
          <table:table-cell office:value-type="float" office:value="2627829.54" table:style-name="ce17">
            <text:p>2.627.830<text:s/></text:p>
          </table:table-cell>
          <table:table-cell office:value-type="float" office:value="19810.88" table:style-name="ce17">
            <text:p>19.811<text:s/></text:p>
          </table:table-cell>
          <table:table-cell office:value-type="float" office:value="15374931.939999999" table:style-name="ce17">
            <text:p>15.374.932<text:s/></text:p>
          </table:table-cell>
          <table:table-cell office:value-type="float" office:value="9957828.9700000007" table:style-name="ce17">
            <text:p>9.957.829<text:s/></text:p>
          </table:table-cell>
          <table:table-cell office:value-type="float" office:value="1312945.33" table:style-name="ce17">
            <text:p>1.312.945<text:s/></text:p>
          </table:table-cell>
          <table:table-cell office:value-type="float" office:value="1559102.79" table:style-name="ce17">
            <text:p>1.559.103<text:s/></text:p>
          </table:table-cell>
          <table:table-cell office:value-type="float" office:value="6179905.2199999997" table:style-name="ce17">
            <text:p>6.179.905<text:s/></text:p>
          </table:table-cell>
          <table:table-cell office:value-type="float" office:value="3896434.65" table:style-name="ce17">
            <text:p>3.896.435<text:s/></text:p>
          </table:table-cell>
          <table:table-cell office:value-type="float" office:value="27384606.390000001" table:style-name="ce17">
            <text:p>27.384.606<text:s/></text:p>
          </table:table-cell>
          <table:table-cell office:value-type="float" office:value="899540.92" table:style-name="ce17">
            <text:p>899.541<text:s/></text:p>
          </table:table-cell>
          <table:table-cell office:value-type="float" office:value="6090554.2999999998" table:style-name="ce17">
            <text:p>6.090.554<text:s/></text:p>
          </table:table-cell>
          <table:table-cell office:value-type="float" office:value="470578.28" table:style-name="ce17">
            <text:p>470.578<text:s/></text:p>
          </table:table-cell>
          <table:table-cell office:value-type="float" office:value="1668191.82" table:style-name="ce17">
            <text:p>1.668.192<text:s/></text:p>
          </table:table-cell>
          <table:table-cell office:value-type="float" office:value="20960167.579999998" table:style-name="ce17">
            <text:p>20.960.168<text:s/></text:p>
          </table:table-cell>
          <table:table-cell office:value-type="float" office:value="1042048.42" table:style-name="ce17">
            <text:p>1.042.048<text:s/></text:p>
          </table:table-cell>
          <table:table-cell office:value-type="float" office:value="6052298.1600000001" table:style-name="ce17">
            <text:p>6.052.298<text:s/></text:p>
          </table:table-cell>
          <table:table-cell office:value-type="float" office:value="19362395.789999999" table:style-name="ce17">
            <text:p>19.362.396<text:s/></text:p>
          </table:table-cell>
          <table:table-cell office:value-type="float" office:value="751521.07" table:style-name="ce17">
            <text:p>751.521<text:s/></text:p>
          </table:table-cell>
          <table:table-cell office:value-type="float" office:value="138573.16" table:style-name="ce17">
            <text:p>138.57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1918152.060000001" table:style-name="ce17">
            <text:p>11.918.152<text:s/></text:p>
          </table:table-cell>
          <table:table-cell office:value-type="float" office:value="6686881.9500000002" table:style-name="ce17">
            <text:p>6.686.882<text:s/></text:p>
          </table:table-cell>
          <table:table-cell office:value-type="float" office:value="309557.82" table:style-name="ce17">
            <text:p>309.558<text:s/></text:p>
          </table:table-cell>
          <table:table-cell office:value-type="float" office:value="53448326.340000004" table:style-name="ce17">
            <text:p>53.448.326<text:s/></text:p>
          </table:table-cell>
          <table:table-cell office:value-type="float" office:value="211748.29" table:style-name="ce17">
            <text:p>211.748<text:s/></text:p>
          </table:table-cell>
          <table:table-cell office:value-type="float" office:value="199043301.57999995" table:style-name="ce18">
            <text:p>199.043.30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4608.629999999997" table:style-name="ce17">
            <text:p>34.609<text:s/></text:p>
          </table:table-cell>
          <table:table-cell office:value-type="float" office:value="253.04" table:style-name="ce17">
            <text:p>253<text:s/></text:p>
          </table:table-cell>
          <table:table-cell office:value-type="float" office:value="4522.16" table:style-name="ce17">
            <text:p>4.52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0892164.779999999" table:style-name="ce17">
            <text:p>10.892.165<text:s/></text:p>
          </table:table-cell>
          <table:table-cell office:value-type="float" office:value="12136583.869999999" table:style-name="ce17">
            <text:p>12.136.58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019.25" table:style-name="ce17">
            <text:p>5.019<text:s/></text:p>
          </table:table-cell>
          <table:table-cell office:value-type="float" office:value="6385.47" table:style-name="ce17">
            <text:p>6.38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8683.6" table:style-name="ce17">
            <text:p>8.684<text:s/></text:p>
          </table:table-cell>
          <table:table-cell office:value-type="float" office:value="18723.400000000001" table:style-name="ce17">
            <text:p>18.723<text:s/></text:p>
          </table:table-cell>
          <table:table-cell office:value-type="float" office:value="7576879.4800000004" table:style-name="ce17">
            <text:p>7.576.87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86813666.040000007" table:style-name="ce17">
            <text:p>86.813.666<text:s/></text:p>
          </table:table-cell>
          <table:table-cell office:value-type="float" office:value="33446469.77" table:style-name="ce17">
            <text:p>33.446.470<text:s/></text:p>
          </table:table-cell>
          <table:table-cell office:value-type="float" office:value="7203.6" table:style-name="ce17">
            <text:p>7.204<text:s/></text:p>
          </table:table-cell>
          <table:table-cell office:value-type="float" office:value="8177.31" table:style-name="ce17">
            <text:p>8.177<text:s/></text:p>
          </table:table-cell>
          <table:table-cell office:value-type="float" office:value="53.41" table:style-name="ce17">
            <text:p>53<text:s/></text:p>
          </table:table-cell>
          <table:table-cell office:value-type="float" office:value="26615.82" table:style-name="ce17">
            <text:p>26.616<text:s/></text:p>
          </table:table-cell>
          <table:table-cell office:value-type="float" office:value="18696787.670000002" table:style-name="ce17">
            <text:p>18.696.78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11775326.09999999" table:style-name="ce17">
            <text:p>211.775.32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81458123.39999998" table:style-name="ce18">
            <text:p>381.458.12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2126.62" table:style-name="ce17">
            <text:p>2.127<text:s/></text:p>
          </table:table-cell>
          <table:table-cell office:value-type="float" office:value="28978.41" table:style-name="ce17">
            <text:p>28.978<text:s/></text:p>
          </table:table-cell>
          <table:table-cell office:value-type="float" office:value="7346798.9100000001" table:style-name="ce17">
            <text:p>7.346.799<text:s/></text:p>
          </table:table-cell>
          <table:table-cell office:value-type="float" office:value="1051.46" table:style-name="ce17">
            <text:p>1.051<text:s/></text:p>
          </table:table-cell>
          <table:table-cell office:value-type="float" office:value="37993228.439999998" table:style-name="ce17">
            <text:p>37.993.228<text:s/></text:p>
          </table:table-cell>
          <table:table-cell office:value-type="float" office:value="15932997.67" table:style-name="ce17">
            <text:p>15.932.998<text:s/></text:p>
          </table:table-cell>
          <table:table-cell office:value-type="float" office:value="524936.43000000005" table:style-name="ce17">
            <text:p>524.936<text:s/></text:p>
          </table:table-cell>
          <table:table-cell office:value-type="float" office:value="148050356.08000001" table:style-name="ce17">
            <text:p>148.050.356<text:s/></text:p>
          </table:table-cell>
          <table:table-cell office:value-type="float" office:value="3800540" table:style-name="ce17">
            <text:p>3.800.540<text:s/></text:p>
          </table:table-cell>
          <table:table-cell office:value-type="float" office:value="634072.79" table:style-name="ce17">
            <text:p>634.073<text:s/></text:p>
          </table:table-cell>
          <table:table-cell office:value-type="float" office:value="50135786.399999999" table:style-name="ce17">
            <text:p>50.135.786<text:s/></text:p>
          </table:table-cell>
          <table:table-cell office:value-type="float" office:value="121249.01" table:style-name="ce17">
            <text:p>121.249<text:s/></text:p>
          </table:table-cell>
          <table:table-cell office:value-type="float" office:value="1338230.6399999999" table:style-name="ce17">
            <text:p>1.338.231<text:s/></text:p>
          </table:table-cell>
          <table:table-cell office:value-type="float" office:value="5467508.2699999996" table:style-name="ce17">
            <text:p>5.467.508<text:s/></text:p>
          </table:table-cell>
          <table:table-cell office:value-type="float" office:value="483811.73" table:style-name="ce17">
            <text:p>483.812<text:s/></text:p>
          </table:table-cell>
          <table:table-cell office:value-type="float" office:value="31849901.850000001" table:style-name="ce17">
            <text:p>31.849.902<text:s/></text:p>
          </table:table-cell>
          <table:table-cell office:value-type="float" office:value="3666.6" table:style-name="ce17">
            <text:p>3.667<text:s/></text:p>
          </table:table-cell>
          <table:table-cell office:value-type="float" office:value="149897325.50999999" table:style-name="ce17">
            <text:p>149.897.326<text:s/></text:p>
          </table:table-cell>
          <table:table-cell office:value-type="float" office:value="120576810.94" table:style-name="ce17">
            <text:p>120.576.811<text:s/></text:p>
          </table:table-cell>
          <table:table-cell office:value-type="float" office:value="515641.15" table:style-name="ce17">
            <text:p>515.64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6029.119999999999" table:style-name="ce17">
            <text:p>26.029<text:s/></text:p>
          </table:table-cell>
          <table:table-cell office:value-type="float" office:value="137955633.44" table:style-name="ce17">
            <text:p>137.955.633<text:s/></text:p>
          </table:table-cell>
          <table:table-cell office:value-type="float" office:value="283247579.72000003" table:style-name="ce17">
            <text:p>283.247.580<text:s/></text:p>
          </table:table-cell>
          <table:table-cell office:value-type="float" office:value="728262.49" table:style-name="ce17">
            <text:p>728.262<text:s/></text:p>
          </table:table-cell>
          <table:table-cell office:value-type="float" office:value="655481323.86000001" table:style-name="ce17">
            <text:p>655.481.324<text:s/></text:p>
          </table:table-cell>
          <table:table-cell office:value-type="float" office:value="304927.42" table:style-name="ce17">
            <text:p>304.927<text:s/></text:p>
          </table:table-cell>
          <table:table-cell office:value-type="float" office:value="1652448774.96" table:style-name="ce18">
            <text:p>1.652.448.77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9">
            <text:p><text:s text:c="2"/>IPI - OUTROS</text:p>
          </table:table-cell>
          <table:table-cell office:value-type="float" office:value="26090.859999999997" table:style-name="ce17">
            <text:p>26.091<text:s/></text:p>
          </table:table-cell>
          <table:table-cell office:value-type="float" office:value="6433645.4500000002" table:style-name="ce17">
            <text:p>6.433.645<text:s/></text:p>
          </table:table-cell>
          <table:table-cell office:value-type="float" office:value="3729022.51" table:style-name="ce17">
            <text:p>3.729.023<text:s/></text:p>
          </table:table-cell>
          <table:table-cell office:value-type="float" office:value="216620.18" table:style-name="ce17">
            <text:p>216.620<text:s/></text:p>
          </table:table-cell>
          <table:table-cell office:value-type="float" office:value="74051669.929999992" table:style-name="ce17">
            <text:p>74.051.670<text:s/></text:p>
          </table:table-cell>
          <table:table-cell office:value-type="float" office:value="26985338.470000003" table:style-name="ce17">
            <text:p>26.985.338<text:s/></text:p>
          </table:table-cell>
          <table:table-cell office:value-type="float" office:value="1715135.67" table:style-name="ce17">
            <text:p>1.715.136<text:s/></text:p>
          </table:table-cell>
          <table:table-cell office:value-type="float" office:value="50470438.850000001" table:style-name="ce17">
            <text:p>50.470.439<text:s/></text:p>
          </table:table-cell>
          <table:table-cell office:value-type="float" office:value="20133744.140000001" table:style-name="ce17">
            <text:p>20.133.744<text:s/></text:p>
          </table:table-cell>
          <table:table-cell office:value-type="float" office:value="763634.76" table:style-name="ce17">
            <text:p>763.635<text:s/></text:p>
          </table:table-cell>
          <table:table-cell office:value-type="float" office:value="146347076.12" table:style-name="ce17">
            <text:p>146.347.076<text:s/></text:p>
          </table:table-cell>
          <table:table-cell office:value-type="float" office:value="8821613.7600000016" table:style-name="ce17">
            <text:p>8.821.614<text:s/></text:p>
          </table:table-cell>
          <table:table-cell office:value-type="float" office:value="3937315.2600000002" table:style-name="ce17">
            <text:p>3.937.315<text:s/></text:p>
          </table:table-cell>
          <table:table-cell office:value-type="float" office:value="5266071.3900000006" table:style-name="ce17">
            <text:p>5.266.071<text:s/></text:p>
          </table:table-cell>
          <table:table-cell office:value-type="float" office:value="4547834.55" table:style-name="ce17">
            <text:p>4.547.835<text:s/></text:p>
          </table:table-cell>
          <table:table-cell office:value-type="float" office:value="44307369.169999994" table:style-name="ce17">
            <text:p>44.307.369<text:s/></text:p>
          </table:table-cell>
          <table:table-cell office:value-type="float" office:value="1231772.5" table:style-name="ce17">
            <text:p>1.231.773<text:s/></text:p>
          </table:table-cell>
          <table:table-cell office:value-type="float" office:value="150028688.09999999" table:style-name="ce17">
            <text:p>150.028.688<text:s/></text:p>
          </table:table-cell>
          <table:table-cell office:value-type="float" office:value="107675176.95999999" table:style-name="ce17">
            <text:p>107.675.177<text:s/></text:p>
          </table:table-cell>
          <table:table-cell office:value-type="float" office:value="2481714.38" table:style-name="ce17">
            <text:p>2.481.714<text:s/></text:p>
          </table:table-cell>
          <table:table-cell office:value-type="float" office:value="3294716.31" table:style-name="ce17">
            <text:p>3.294.716<text:s/></text:p>
          </table:table-cell>
          <table:table-cell office:value-type="float" office:value="38874.32" table:style-name="ce17">
            <text:p>38.874<text:s/></text:p>
          </table:table-cell>
          <table:table-cell office:value-type="float" office:value="159428416.41" table:style-name="ce17">
            <text:p>159.428.416<text:s/></text:p>
          </table:table-cell>
          <table:table-cell office:value-type="float" office:value="176784072.61000001" table:style-name="ce17">
            <text:p>176.784.073<text:s/></text:p>
          </table:table-cell>
          <table:table-cell office:value-type="float" office:value="6541575.1000000006" table:style-name="ce17">
            <text:p>6.541.575<text:s/></text:p>
          </table:table-cell>
          <table:table-cell office:value-type="float" office:value="1028978442.48" table:style-name="ce17">
            <text:p>1.028.978.442<text:s/></text:p>
          </table:table-cell>
          <table:table-cell office:value-type="float" office:value="1742593.65" table:style-name="ce17">
            <text:p>1.742.594<text:s/></text:p>
          </table:table-cell>
          <table:table-cell office:value-type="float" office:value="2035978663.8900001" table:style-name="ce18">
            <text:p>2.035.978.66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21471023.960000001" table:style-name="ce17">
            <text:p>21.471.024<text:s/></text:p>
          </table:table-cell>
          <table:table-cell office:value-type="float" office:value="81077606.849999994" table:style-name="ce17">
            <text:p>81.077.607<text:s/></text:p>
          </table:table-cell>
          <table:table-cell office:value-type="float" office:value="259297933.93000001" table:style-name="ce17">
            <text:p>259.297.934<text:s/></text:p>
          </table:table-cell>
          <table:table-cell office:value-type="float" office:value="16452671.390000001" table:style-name="ce17">
            <text:p>16.452.671<text:s/></text:p>
          </table:table-cell>
          <table:table-cell office:value-type="float" office:value="443020704.12" table:style-name="ce17">
            <text:p>443.020.704<text:s/></text:p>
          </table:table-cell>
          <table:table-cell office:value-type="float" office:value="353973676.31" table:style-name="ce17">
            <text:p>353.973.676<text:s/></text:p>
          </table:table-cell>
          <table:table-cell office:value-type="float" office:value="4510871441.0699997" table:style-name="ce17">
            <text:p>4.510.871.441<text:s/></text:p>
          </table:table-cell>
          <table:table-cell office:value-type="float" office:value="254391492.88999999" table:style-name="ce17">
            <text:p>254.391.493<text:s/></text:p>
          </table:table-cell>
          <table:table-cell office:value-type="float" office:value="412062837.5" table:style-name="ce17">
            <text:p>412.062.838<text:s/></text:p>
          </table:table-cell>
          <table:table-cell office:value-type="float" office:value="112666653.68000001" table:style-name="ce17">
            <text:p>112.666.654<text:s/></text:p>
          </table:table-cell>
          <table:table-cell office:value-type="float" office:value="1372750506.77" table:style-name="ce17">
            <text:p>1.372.750.507<text:s/></text:p>
          </table:table-cell>
          <table:table-cell office:value-type="float" office:value="168554645.09" table:style-name="ce17">
            <text:p>168.554.645<text:s/></text:p>
          </table:table-cell>
          <table:table-cell office:value-type="float" office:value="208330495.21000001" table:style-name="ce17">
            <text:p>208.330.495<text:s/></text:p>
          </table:table-cell>
          <table:table-cell office:value-type="float" office:value="190843858.77000001" table:style-name="ce17">
            <text:p>190.843.859<text:s/></text:p>
          </table:table-cell>
          <table:table-cell office:value-type="float" office:value="124273882.78" table:style-name="ce17">
            <text:p>124.273.883<text:s/></text:p>
          </table:table-cell>
          <table:table-cell office:value-type="float" office:value="377658490" table:style-name="ce17">
            <text:p>377.658.490<text:s/></text:p>
          </table:table-cell>
          <table:table-cell office:value-type="float" office:value="81933274.629999995" table:style-name="ce17">
            <text:p>81.933.275<text:s/></text:p>
          </table:table-cell>
          <table:table-cell office:value-type="float" office:value="1047661882.08" table:style-name="ce17">
            <text:p>1.047.661.882<text:s/></text:p>
          </table:table-cell>
          <table:table-cell office:value-type="float" office:value="4282778284.0599999" table:style-name="ce17">
            <text:p>4.282.778.284<text:s/></text:p>
          </table:table-cell>
          <table:table-cell office:value-type="float" office:value="119375959.93000001" table:style-name="ce17">
            <text:p>119.375.960<text:s/></text:p>
          </table:table-cell>
          <table:table-cell office:value-type="float" office:value="53177301.759999998" table:style-name="ce17">
            <text:p>53.177.302<text:s/></text:p>
          </table:table-cell>
          <table:table-cell office:value-type="float" office:value="20762943.030000001" table:style-name="ce17">
            <text:p>20.762.943<text:s/></text:p>
          </table:table-cell>
          <table:table-cell office:value-type="float" office:value="1197767912.3099999" table:style-name="ce17">
            <text:p>1.197.767.912<text:s/></text:p>
          </table:table-cell>
          <table:table-cell office:value-type="float" office:value="703116423.87" table:style-name="ce17">
            <text:p>703.116.424<text:s/></text:p>
          </table:table-cell>
          <table:table-cell office:value-type="float" office:value="79222843.810000002" table:style-name="ce17">
            <text:p>79.222.844<text:s/></text:p>
          </table:table-cell>
          <table:table-cell office:value-type="float" office:value="12351035106.290001" table:style-name="ce17">
            <text:p>12.351.035.106<text:s/></text:p>
          </table:table-cell>
          <table:table-cell office:value-type="float" office:value="38761758.93" table:style-name="ce17">
            <text:p>38.761.759<text:s/></text:p>
          </table:table-cell>
          <table:table-cell office:value-type="float" office:value="28883291611.02" table:style-name="ce18">
            <text:p>28.883.291.61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7663450.7599999998" table:style-name="ce17">
            <text:p>7.663.451<text:s/></text:p>
          </table:table-cell>
          <table:table-cell office:value-type="float" office:value="25323394.370000001" table:style-name="ce17">
            <text:p>25.323.394<text:s/></text:p>
          </table:table-cell>
          <table:table-cell office:value-type="float" office:value="25635117.879999999" table:style-name="ce17">
            <text:p>25.635.118<text:s/></text:p>
          </table:table-cell>
          <table:table-cell office:value-type="float" office:value="5238081.4400000004" table:style-name="ce17">
            <text:p>5.238.081<text:s/></text:p>
          </table:table-cell>
          <table:table-cell office:value-type="float" office:value="99055597.459999993" table:style-name="ce17">
            <text:p>99.055.597<text:s/></text:p>
          </table:table-cell>
          <table:table-cell office:value-type="float" office:value="57564350.859999999" table:style-name="ce17">
            <text:p>57.564.351<text:s/></text:p>
          </table:table-cell>
          <table:table-cell office:value-type="float" office:value="86008967.800000012" table:style-name="ce17">
            <text:p>86.008.968<text:s/></text:p>
          </table:table-cell>
          <table:table-cell office:value-type="float" office:value="43471873.329999998" table:style-name="ce17">
            <text:p>43.471.873<text:s/></text:p>
          </table:table-cell>
          <table:table-cell office:value-type="float" office:value="151755148" table:style-name="ce17">
            <text:p>151.755.148<text:s/></text:p>
          </table:table-cell>
          <table:table-cell office:value-type="float" office:value="38902773.829999998" table:style-name="ce17">
            <text:p>38.902.774<text:s/></text:p>
          </table:table-cell>
          <table:table-cell office:value-type="float" office:value="281394069.29000002" table:style-name="ce17">
            <text:p>281.394.069<text:s/></text:p>
          </table:table-cell>
          <table:table-cell office:value-type="float" office:value="55326908.920000002" table:style-name="ce17">
            <text:p>55.326.909<text:s/></text:p>
          </table:table-cell>
          <table:table-cell office:value-type="float" office:value="55317153.82" table:style-name="ce17">
            <text:p>55.317.154<text:s/></text:p>
          </table:table-cell>
          <table:table-cell office:value-type="float" office:value="45405441.710000001" table:style-name="ce17">
            <text:p>45.405.442<text:s/></text:p>
          </table:table-cell>
          <table:table-cell office:value-type="float" office:value="36436810.799999997" table:style-name="ce17">
            <text:p>36.436.811<text:s/></text:p>
          </table:table-cell>
          <table:table-cell office:value-type="float" office:value="73370957.090000004" table:style-name="ce17">
            <text:p>73.370.957<text:s/></text:p>
          </table:table-cell>
          <table:table-cell office:value-type="float" office:value="26931244.25" table:style-name="ce17">
            <text:p>26.931.244<text:s/></text:p>
          </table:table-cell>
          <table:table-cell office:value-type="float" office:value="204650199.72" table:style-name="ce17">
            <text:p>204.650.200<text:s/></text:p>
          </table:table-cell>
          <table:table-cell office:value-type="float" office:value="406072233.68000001" table:style-name="ce17">
            <text:p>406.072.234<text:s/></text:p>
          </table:table-cell>
          <table:table-cell office:value-type="float" office:value="33140360.010000002" table:style-name="ce17">
            <text:p>33.140.360<text:s/></text:p>
          </table:table-cell>
          <table:table-cell office:value-type="float" office:value="17551022.079999998" table:style-name="ce17">
            <text:p>17.551.022<text:s/></text:p>
          </table:table-cell>
          <table:table-cell office:value-type="float" office:value="5784837.7000000002" table:style-name="ce17">
            <text:p>5.784.838<text:s/></text:p>
          </table:table-cell>
          <table:table-cell office:value-type="float" office:value="213294898.94999999" table:style-name="ce17">
            <text:p>213.294.899<text:s/></text:p>
          </table:table-cell>
          <table:table-cell office:value-type="float" office:value="127896254.11" table:style-name="ce17">
            <text:p>127.896.254<text:s/></text:p>
          </table:table-cell>
          <table:table-cell office:value-type="float" office:value="27534673.989999998" table:style-name="ce17">
            <text:p>27.534.674<text:s/></text:p>
          </table:table-cell>
          <table:table-cell office:value-type="float" office:value="1133140435.4100001" table:style-name="ce17">
            <text:p>1.133.140.435<text:s/></text:p>
          </table:table-cell>
          <table:table-cell office:value-type="float" office:value="11055639.359999999" table:style-name="ce17">
            <text:p>11.055.639<text:s/></text:p>
          </table:table-cell>
          <table:table-cell office:value-type="float" office:value="3294921896.6200004" table:style-name="ce18">
            <text:p>3.294.921.89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4967174.47" table:style-name="ce17">
            <text:p>4.967.174<text:s/></text:p>
          </table:table-cell>
          <table:table-cell office:value-type="float" office:value="20243558.84" table:style-name="ce17">
            <text:p>20.243.559<text:s/></text:p>
          </table:table-cell>
          <table:table-cell office:value-type="float" office:value="131242118.3" table:style-name="ce17">
            <text:p>131.242.118<text:s/></text:p>
          </table:table-cell>
          <table:table-cell office:value-type="float" office:value="5629382.8200000003" table:style-name="ce17">
            <text:p>5.629.383<text:s/></text:p>
          </table:table-cell>
          <table:table-cell office:value-type="float" office:value="134729067.69999999" table:style-name="ce17">
            <text:p>134.729.068<text:s/></text:p>
          </table:table-cell>
          <table:table-cell office:value-type="float" office:value="107512240.58" table:style-name="ce17">
            <text:p>107.512.241<text:s/></text:p>
          </table:table-cell>
          <table:table-cell office:value-type="float" office:value="598850405.13" table:style-name="ce17">
            <text:p>598.850.405<text:s/></text:p>
          </table:table-cell>
          <table:table-cell office:value-type="float" office:value="101839460.09" table:style-name="ce17">
            <text:p>101.839.460<text:s/></text:p>
          </table:table-cell>
          <table:table-cell office:value-type="float" office:value="126903902.92" table:style-name="ce17">
            <text:p>126.903.903<text:s/></text:p>
          </table:table-cell>
          <table:table-cell office:value-type="float" office:value="34391343.700000003" table:style-name="ce17">
            <text:p>34.391.344<text:s/></text:p>
          </table:table-cell>
          <table:table-cell office:value-type="float" office:value="482994362.19999999" table:style-name="ce17">
            <text:p>482.994.362<text:s/></text:p>
          </table:table-cell>
          <table:table-cell office:value-type="float" office:value="59003050.149999999" table:style-name="ce17">
            <text:p>59.003.050<text:s/></text:p>
          </table:table-cell>
          <table:table-cell office:value-type="float" office:value="70816139.739999995" table:style-name="ce17">
            <text:p>70.816.140<text:s/></text:p>
          </table:table-cell>
          <table:table-cell office:value-type="float" office:value="62492345.770000003" table:style-name="ce17">
            <text:p>62.492.346<text:s/></text:p>
          </table:table-cell>
          <table:table-cell office:value-type="float" office:value="29673297.25" table:style-name="ce17">
            <text:p>29.673.297<text:s/></text:p>
          </table:table-cell>
          <table:table-cell office:value-type="float" office:value="142847327.34999999" table:style-name="ce17">
            <text:p>142.847.327<text:s/></text:p>
          </table:table-cell>
          <table:table-cell office:value-type="float" office:value="25224281.969999999" table:style-name="ce17">
            <text:p>25.224.282<text:s/></text:p>
          </table:table-cell>
          <table:table-cell office:value-type="float" office:value="408885238.44" table:style-name="ce17">
            <text:p>408.885.238<text:s/></text:p>
          </table:table-cell>
          <table:table-cell office:value-type="float" office:value="1163881566.8099999" table:style-name="ce17">
            <text:p>1.163.881.567<text:s/></text:p>
          </table:table-cell>
          <table:table-cell office:value-type="float" office:value="28729594.07" table:style-name="ce17">
            <text:p>28.729.594<text:s/></text:p>
          </table:table-cell>
          <table:table-cell office:value-type="float" office:value="13858572.98" table:style-name="ce17">
            <text:p>13.858.573<text:s/></text:p>
          </table:table-cell>
          <table:table-cell office:value-type="float" office:value="6156554.5700000003" table:style-name="ce17">
            <text:p>6.156.555<text:s/></text:p>
          </table:table-cell>
          <table:table-cell office:value-type="float" office:value="415755474.74000001" table:style-name="ce17">
            <text:p>415.755.475<text:s/></text:p>
          </table:table-cell>
          <table:table-cell office:value-type="float" office:value="281714102.79000002" table:style-name="ce17">
            <text:p>281.714.103<text:s/></text:p>
          </table:table-cell>
          <table:table-cell office:value-type="float" office:value="20403423.280000001" table:style-name="ce17">
            <text:p>20.403.423<text:s/></text:p>
          </table:table-cell>
          <table:table-cell office:value-type="float" office:value="3856129125.8000002" table:style-name="ce17">
            <text:p>3.856.129.126<text:s/></text:p>
          </table:table-cell>
          <table:table-cell office:value-type="float" office:value="13387908.640000001" table:style-name="ce17">
            <text:p>13.387.909<text:s/></text:p>
          </table:table-cell>
          <table:table-cell office:value-type="float" office:value="8348261021.1000004" table:style-name="ce18">
            <text:p>8.348.261.02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1409.75" table:style-name="ce17">
            <text:p>1.410<text:s/></text:p>
          </table:table-cell>
          <table:table-cell office:value-type="float" office:value="19587.68" table:style-name="ce17">
            <text:p>19.588<text:s/></text:p>
          </table:table-cell>
          <table:table-cell office:value-type="float" office:value="288159.65000000002" table:style-name="ce17">
            <text:p>288.16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117033.29" table:style-name="ce17">
            <text:p>3.117.033<text:s/></text:p>
          </table:table-cell>
          <table:table-cell office:value-type="float" office:value="21435508.52" table:style-name="ce17">
            <text:p>21.435.509<text:s/></text:p>
          </table:table-cell>
          <table:table-cell office:value-type="float" office:value="210837492.08000001" table:style-name="ce17">
            <text:p>210.837.492<text:s/></text:p>
          </table:table-cell>
          <table:table-cell office:value-type="float" office:value="8203951.2999999998" table:style-name="ce17">
            <text:p>8.203.951<text:s/></text:p>
          </table:table-cell>
          <table:table-cell office:value-type="float" office:value="457465.91" table:style-name="ce17">
            <text:p>457.466<text:s/></text:p>
          </table:table-cell>
          <table:table-cell office:value-type="float" office:value="1442.54" table:style-name="ce17">
            <text:p>1.443<text:s/></text:p>
          </table:table-cell>
          <table:table-cell office:value-type="float" office:value="11704107.9" table:style-name="ce17">
            <text:p>11.704.108<text:s/></text:p>
          </table:table-cell>
          <table:table-cell office:value-type="float" office:value="212094.88" table:style-name="ce17">
            <text:p>212.095<text:s/></text:p>
          </table:table-cell>
          <table:table-cell office:value-type="float" office:value="463186.26" table:style-name="ce17">
            <text:p>463.186<text:s/></text:p>
          </table:table-cell>
          <table:table-cell office:value-type="float" office:value="12027046.85" table:style-name="ce17">
            <text:p>12.027.047<text:s/></text:p>
          </table:table-cell>
          <table:table-cell office:value-type="float" office:value="48467.9" table:style-name="ce17">
            <text:p>48.468<text:s/></text:p>
          </table:table-cell>
          <table:table-cell office:value-type="float" office:value="6264122.6699999999" table:style-name="ce17">
            <text:p>6.264.123<text:s/></text:p>
          </table:table-cell>
          <table:table-cell office:value-type="float" office:value="533.35" table:style-name="ce17">
            <text:p>533<text:s/></text:p>
          </table:table-cell>
          <table:table-cell office:value-type="float" office:value="20484446.390000001" table:style-name="ce17">
            <text:p>20.484.446<text:s/></text:p>
          </table:table-cell>
          <table:table-cell office:value-type="float" office:value="189901320.56999999" table:style-name="ce17">
            <text:p>189.901.321<text:s/></text:p>
          </table:table-cell>
          <table:table-cell office:value-type="float" office:value="60849.56" table:style-name="ce17">
            <text:p>60.850<text:s/></text:p>
          </table:table-cell>
          <table:table-cell office:value-type="float" office:value="96792.57" table:style-name="ce17">
            <text:p>96.793<text:s/></text:p>
          </table:table-cell>
          <table:table-cell office:value-type="float" office:value="2192.4499999999998" table:style-name="ce17">
            <text:p>2.192<text:s/></text:p>
          </table:table-cell>
          <table:table-cell office:value-type="float" office:value="42681788.75" table:style-name="ce17">
            <text:p>42.681.789<text:s/></text:p>
          </table:table-cell>
          <table:table-cell office:value-type="float" office:value="1695477.27" table:style-name="ce17">
            <text:p>1.695.477<text:s/></text:p>
          </table:table-cell>
          <table:table-cell office:value-type="float" office:value="2810034.76" table:style-name="ce17">
            <text:p>2.810.035<text:s/></text:p>
          </table:table-cell>
          <table:table-cell office:value-type="float" office:value="639480972.79999995" table:style-name="ce17">
            <text:p>639.480.97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172295485.6499999" table:style-name="ce18">
            <text:p>1.172.295.48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4965764.7200000007" table:style-name="ce17">
            <text:p>4.965.765<text:s/></text:p>
          </table:table-cell>
          <table:table-cell office:value-type="float" office:value="20223971.16" table:style-name="ce17">
            <text:p>20.223.971<text:s/></text:p>
          </table:table-cell>
          <table:table-cell office:value-type="float" office:value="130953958.65000001" table:style-name="ce17">
            <text:p>130.953.959<text:s/></text:p>
          </table:table-cell>
          <table:table-cell office:value-type="float" office:value="5629382.8199999994" table:style-name="ce17">
            <text:p>5.629.383<text:s/></text:p>
          </table:table-cell>
          <table:table-cell office:value-type="float" office:value="131612034.41000001" table:style-name="ce17">
            <text:p>131.612.034<text:s/></text:p>
          </table:table-cell>
          <table:table-cell office:value-type="float" office:value="86076732.060000002" table:style-name="ce17">
            <text:p>86.076.732<text:s/></text:p>
          </table:table-cell>
          <table:table-cell office:value-type="float" office:value="388012913.05000007" table:style-name="ce17">
            <text:p>388.012.913<text:s/></text:p>
          </table:table-cell>
          <table:table-cell office:value-type="float" office:value="93635508.790000007" table:style-name="ce17">
            <text:p>93.635.509<text:s/></text:p>
          </table:table-cell>
          <table:table-cell office:value-type="float" office:value="126446437.01000001" table:style-name="ce17">
            <text:p>126.446.437<text:s/></text:p>
          </table:table-cell>
          <table:table-cell office:value-type="float" office:value="34389901.159999996" table:style-name="ce17">
            <text:p>34.389.901<text:s/></text:p>
          </table:table-cell>
          <table:table-cell office:value-type="float" office:value="471290254.30000001" table:style-name="ce17">
            <text:p>471.290.254<text:s/></text:p>
          </table:table-cell>
          <table:table-cell office:value-type="float" office:value="58790955.270000003" table:style-name="ce17">
            <text:p>58.790.955<text:s/></text:p>
          </table:table-cell>
          <table:table-cell office:value-type="float" office:value="70352953.480000004" table:style-name="ce17">
            <text:p>70.352.953<text:s/></text:p>
          </table:table-cell>
          <table:table-cell office:value-type="float" office:value="50465298.920000002" table:style-name="ce17">
            <text:p>50.465.299<text:s/></text:p>
          </table:table-cell>
          <table:table-cell office:value-type="float" office:value="29624829.349999998" table:style-name="ce17">
            <text:p>29.624.829<text:s/></text:p>
          </table:table-cell>
          <table:table-cell office:value-type="float" office:value="136583204.68000001" table:style-name="ce17">
            <text:p>136.583.205<text:s/></text:p>
          </table:table-cell>
          <table:table-cell office:value-type="float" office:value="25223748.619999997" table:style-name="ce17">
            <text:p>25.223.749<text:s/></text:p>
          </table:table-cell>
          <table:table-cell office:value-type="float" office:value="388400792.05000001" table:style-name="ce17">
            <text:p>388.400.792<text:s/></text:p>
          </table:table-cell>
          <table:table-cell office:value-type="float" office:value="973980246.24000001" table:style-name="ce17">
            <text:p>973.980.246<text:s/></text:p>
          </table:table-cell>
          <table:table-cell office:value-type="float" office:value="28668744.510000002" table:style-name="ce17">
            <text:p>28.668.745<text:s/></text:p>
          </table:table-cell>
          <table:table-cell office:value-type="float" office:value="13761780.41" table:style-name="ce17">
            <text:p>13.761.780<text:s/></text:p>
          </table:table-cell>
          <table:table-cell office:value-type="float" office:value="6154362.1200000001" table:style-name="ce17">
            <text:p>6.154.362<text:s/></text:p>
          </table:table-cell>
          <table:table-cell office:value-type="float" office:value="373073685.98999995" table:style-name="ce17">
            <text:p>373.073.686<text:s/></text:p>
          </table:table-cell>
          <table:table-cell office:value-type="float" office:value="280018625.52000004" table:style-name="ce17">
            <text:p>280.018.626<text:s/></text:p>
          </table:table-cell>
          <table:table-cell office:value-type="float" office:value="17593388.52" table:style-name="ce17">
            <text:p>17.593.389<text:s/></text:p>
          </table:table-cell>
          <table:table-cell office:value-type="float" office:value="3216648153" table:style-name="ce17">
            <text:p>3.216.648.153<text:s/></text:p>
          </table:table-cell>
          <table:table-cell office:value-type="float" office:value="13387908.640000001" table:style-name="ce17">
            <text:p>13.387.909<text:s/></text:p>
          </table:table-cell>
          <table:table-cell office:value-type="float" office:value="7175965535.4499998" table:style-name="ce18">
            <text:p>7.175.965.53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8840398.7300000004" table:style-name="ce17">
            <text:p>8.840.399<text:s/></text:p>
          </table:table-cell>
          <table:table-cell office:value-type="float" office:value="35510653.640000001" table:style-name="ce17">
            <text:p>35.510.654<text:s/></text:p>
          </table:table-cell>
          <table:table-cell office:value-type="float" office:value="102420697.75" table:style-name="ce17">
            <text:p>102.420.698<text:s/></text:p>
          </table:table-cell>
          <table:table-cell office:value-type="float" office:value="5585207.1299999999" table:style-name="ce17">
            <text:p>5.585.207<text:s/></text:p>
          </table:table-cell>
          <table:table-cell office:value-type="float" office:value="209236038.96000001" table:style-name="ce17">
            <text:p>209.236.039<text:s/></text:p>
          </table:table-cell>
          <table:table-cell office:value-type="float" office:value="188897084.87" table:style-name="ce17">
            <text:p>188.897.085<text:s/></text:p>
          </table:table-cell>
          <table:table-cell office:value-type="float" office:value="3826012068.1399999" table:style-name="ce17">
            <text:p>3.826.012.068<text:s/></text:p>
          </table:table-cell>
          <table:table-cell office:value-type="float" office:value="109080159.47" table:style-name="ce17">
            <text:p>109.080.159<text:s/></text:p>
          </table:table-cell>
          <table:table-cell office:value-type="float" office:value="133403786.58" table:style-name="ce17">
            <text:p>133.403.787<text:s/></text:p>
          </table:table-cell>
          <table:table-cell office:value-type="float" office:value="39372536.149999999" table:style-name="ce17">
            <text:p>39.372.536<text:s/></text:p>
          </table:table-cell>
          <table:table-cell office:value-type="float" office:value="608362075.27999997" table:style-name="ce17">
            <text:p>608.362.075<text:s/></text:p>
          </table:table-cell>
          <table:table-cell office:value-type="float" office:value="54224686.020000003" table:style-name="ce17">
            <text:p>54.224.686<text:s/></text:p>
          </table:table-cell>
          <table:table-cell office:value-type="float" office:value="82197201.650000006" table:style-name="ce17">
            <text:p>82.197.202<text:s/></text:p>
          </table:table-cell>
          <table:table-cell office:value-type="float" office:value="82946071.290000007" table:style-name="ce17">
            <text:p>82.946.071<text:s/></text:p>
          </table:table-cell>
          <table:table-cell office:value-type="float" office:value="58163774.729999997" table:style-name="ce17">
            <text:p>58.163.775<text:s/></text:p>
          </table:table-cell>
          <table:table-cell office:value-type="float" office:value="161440205.56" table:style-name="ce17">
            <text:p>161.440.206<text:s/></text:p>
          </table:table-cell>
          <table:table-cell office:value-type="float" office:value="29777748.41" table:style-name="ce17">
            <text:p>29.777.748<text:s/></text:p>
          </table:table-cell>
          <table:table-cell office:value-type="float" office:value="434126443.92000002" table:style-name="ce17">
            <text:p>434.126.444<text:s/></text:p>
          </table:table-cell>
          <table:table-cell office:value-type="float" office:value="2712824483.5700002" table:style-name="ce17">
            <text:p>2.712.824.484<text:s/></text:p>
          </table:table-cell>
          <table:table-cell office:value-type="float" office:value="57506005.850000001" table:style-name="ce17">
            <text:p>57.506.006<text:s/></text:p>
          </table:table-cell>
          <table:table-cell office:value-type="float" office:value="21767706.699999999" table:style-name="ce17">
            <text:p>21.767.707<text:s/></text:p>
          </table:table-cell>
          <table:table-cell office:value-type="float" office:value="8821550.7599999998" table:style-name="ce17">
            <text:p>8.821.551<text:s/></text:p>
          </table:table-cell>
          <table:table-cell office:value-type="float" office:value="568717538.62" table:style-name="ce17">
            <text:p>568.717.539<text:s/></text:p>
          </table:table-cell>
          <table:table-cell office:value-type="float" office:value="293506066.97000003" table:style-name="ce17">
            <text:p>293.506.067<text:s/></text:p>
          </table:table-cell>
          <table:table-cell office:value-type="float" office:value="31284746.539999999" table:style-name="ce17">
            <text:p>31.284.747<text:s/></text:p>
          </table:table-cell>
          <table:table-cell office:value-type="float" office:value="7361765545.0799999" table:style-name="ce17">
            <text:p>7.361.765.545<text:s/></text:p>
          </table:table-cell>
          <table:table-cell office:value-type="float" office:value="14318210.93" table:style-name="ce17">
            <text:p>14.318.211<text:s/></text:p>
          </table:table-cell>
          <table:table-cell office:value-type="float" office:value="17240108693.300003" table:style-name="ce18">
            <text:p>17.240.108.69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7667170.8899999997" table:style-name="ce17">
            <text:p>7.667.171<text:s/></text:p>
          </table:table-cell>
          <table:table-cell office:value-type="float" office:value="30466056.760000002" table:style-name="ce17">
            <text:p>30.466.057<text:s/></text:p>
          </table:table-cell>
          <table:table-cell office:value-type="float" office:value="73418005.379999995" table:style-name="ce17">
            <text:p>73.418.005<text:s/></text:p>
          </table:table-cell>
          <table:table-cell office:value-type="float" office:value="4946044" table:style-name="ce17">
            <text:p>4.946.044<text:s/></text:p>
          </table:table-cell>
          <table:table-cell office:value-type="float" office:value="167835396.13999999" table:style-name="ce17">
            <text:p>167.835.396<text:s/></text:p>
          </table:table-cell>
          <table:table-cell office:value-type="float" office:value="132893676.84" table:style-name="ce17">
            <text:p>132.893.677<text:s/></text:p>
          </table:table-cell>
          <table:table-cell office:value-type="float" office:value="2984993190.0100002" table:style-name="ce17">
            <text:p>2.984.993.190<text:s/></text:p>
          </table:table-cell>
          <table:table-cell office:value-type="float" office:value="80861025.260000005" table:style-name="ce17">
            <text:p>80.861.025<text:s/></text:p>
          </table:table-cell>
          <table:table-cell office:value-type="float" office:value="110043795.95999999" table:style-name="ce17">
            <text:p>110.043.796<text:s/></text:p>
          </table:table-cell>
          <table:table-cell office:value-type="float" office:value="35343602.07" table:style-name="ce17">
            <text:p>35.343.602<text:s/></text:p>
          </table:table-cell>
          <table:table-cell office:value-type="float" office:value="472256973.31" table:style-name="ce17">
            <text:p>472.256.973<text:s/></text:p>
          </table:table-cell>
          <table:table-cell office:value-type="float" office:value="44302026.369999997" table:style-name="ce17">
            <text:p>44.302.026<text:s/></text:p>
          </table:table-cell>
          <table:table-cell office:value-type="float" office:value="65456801.439999998" table:style-name="ce17">
            <text:p>65.456.801<text:s/></text:p>
          </table:table-cell>
          <table:table-cell office:value-type="float" office:value="71733191.959999993" table:style-name="ce17">
            <text:p>71.733.192<text:s/></text:p>
          </table:table-cell>
          <table:table-cell office:value-type="float" office:value="54275820.149999999" table:style-name="ce17">
            <text:p>54.275.820<text:s/></text:p>
          </table:table-cell>
          <table:table-cell office:value-type="float" office:value="130531407.54000001" table:style-name="ce17">
            <text:p>130.531.408<text:s/></text:p>
          </table:table-cell>
          <table:table-cell office:value-type="float" office:value="24764097.359999999" table:style-name="ce17">
            <text:p>24.764.097<text:s/></text:p>
          </table:table-cell>
          <table:table-cell office:value-type="float" office:value="318494162.48000002" table:style-name="ce17">
            <text:p>318.494.162<text:s/></text:p>
          </table:table-cell>
          <table:table-cell office:value-type="float" office:value="1206005086.2" table:style-name="ce17">
            <text:p>1.206.005.086<text:s/></text:p>
          </table:table-cell>
          <table:table-cell office:value-type="float" office:value="47627335.990000002" table:style-name="ce17">
            <text:p>47.627.336<text:s/></text:p>
          </table:table-cell>
          <table:table-cell office:value-type="float" office:value="18702318.690000001" table:style-name="ce17">
            <text:p>18.702.319<text:s/></text:p>
          </table:table-cell>
          <table:table-cell office:value-type="float" office:value="8017604.1200000001" table:style-name="ce17">
            <text:p>8.017.604<text:s/></text:p>
          </table:table-cell>
          <table:table-cell office:value-type="float" office:value="415482392.74000001" table:style-name="ce17">
            <text:p>415.482.393<text:s/></text:p>
          </table:table-cell>
          <table:table-cell office:value-type="float" office:value="219483262.43000001" table:style-name="ce17">
            <text:p>219.483.262<text:s/></text:p>
          </table:table-cell>
          <table:table-cell office:value-type="float" office:value="26720505.670000002" table:style-name="ce17">
            <text:p>26.720.506<text:s/></text:p>
          </table:table-cell>
          <table:table-cell office:value-type="float" office:value="3398055866.3800001" table:style-name="ce17">
            <text:p>3.398.055.866<text:s/></text:p>
          </table:table-cell>
          <table:table-cell office:value-type="float" office:value="11820646.09" table:style-name="ce17">
            <text:p>11.820.646<text:s/></text:p>
          </table:table-cell>
          <table:table-cell office:value-type="float" office:value="10162197462.23" table:style-name="ce18">
            <text:p>10.162.197.46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368457.75" table:style-name="ce17">
            <text:p>368.458<text:s/></text:p>
          </table:table-cell>
          <table:table-cell office:value-type="float" office:value="3220110.23" table:style-name="ce17">
            <text:p>3.220.110<text:s/></text:p>
          </table:table-cell>
          <table:table-cell office:value-type="float" office:value="6648145.4699999997" table:style-name="ce17">
            <text:p>6.648.145<text:s/></text:p>
          </table:table-cell>
          <table:table-cell office:value-type="float" office:value="91593.19" table:style-name="ce17">
            <text:p>91.593<text:s/></text:p>
          </table:table-cell>
          <table:table-cell office:value-type="float" office:value="11211944.060000001" table:style-name="ce17">
            <text:p>11.211.944<text:s/></text:p>
          </table:table-cell>
          <table:table-cell office:value-type="float" office:value="32383752.510000002" table:style-name="ce17">
            <text:p>32.383.753<text:s/></text:p>
          </table:table-cell>
          <table:table-cell office:value-type="float" office:value="320274738.65999997" table:style-name="ce17">
            <text:p>320.274.739<text:s/></text:p>
          </table:table-cell>
          <table:table-cell office:value-type="float" office:value="11537301.35" table:style-name="ce17">
            <text:p>11.537.301<text:s/></text:p>
          </table:table-cell>
          <table:table-cell office:value-type="float" office:value="10774779.1" table:style-name="ce17">
            <text:p>10.774.779<text:s/></text:p>
          </table:table-cell>
          <table:table-cell office:value-type="float" office:value="1148686.8" table:style-name="ce17">
            <text:p>1.148.687<text:s/></text:p>
          </table:table-cell>
          <table:table-cell office:value-type="float" office:value="69901449.870000005" table:style-name="ce17">
            <text:p>69.901.450<text:s/></text:p>
          </table:table-cell>
          <table:table-cell office:value-type="float" office:value="3740294.38" table:style-name="ce17">
            <text:p>3.740.294<text:s/></text:p>
          </table:table-cell>
          <table:table-cell office:value-type="float" office:value="7393344.1500000004" table:style-name="ce17">
            <text:p>7.393.344<text:s/></text:p>
          </table:table-cell>
          <table:table-cell office:value-type="float" office:value="4683353.5599999996" table:style-name="ce17">
            <text:p>4.683.354<text:s/></text:p>
          </table:table-cell>
          <table:table-cell office:value-type="float" office:value="1713088.41" table:style-name="ce17">
            <text:p>1.713.088<text:s/></text:p>
          </table:table-cell>
          <table:table-cell office:value-type="float" office:value="11364297.65" table:style-name="ce17">
            <text:p>11.364.298<text:s/></text:p>
          </table:table-cell>
          <table:table-cell office:value-type="float" office:value="2842276.05" table:style-name="ce17">
            <text:p>2.842.276<text:s/></text:p>
          </table:table-cell>
          <table:table-cell office:value-type="float" office:value="51630280.310000002" table:style-name="ce17">
            <text:p>51.630.280<text:s/></text:p>
          </table:table-cell>
          <table:table-cell office:value-type="float" office:value="924100521.35000002" table:style-name="ce17">
            <text:p>924.100.521<text:s/></text:p>
          </table:table-cell>
          <table:table-cell office:value-type="float" office:value="4927709.45" table:style-name="ce17">
            <text:p>4.927.709<text:s/></text:p>
          </table:table-cell>
          <table:table-cell office:value-type="float" office:value="2125781.65" table:style-name="ce17">
            <text:p>2.125.782<text:s/></text:p>
          </table:table-cell>
          <table:table-cell office:value-type="float" office:value="245319.78" table:style-name="ce17">
            <text:p>245.320<text:s/></text:p>
          </table:table-cell>
          <table:table-cell office:value-type="float" office:value="88342115" table:style-name="ce17">
            <text:p>88.342.115<text:s/></text:p>
          </table:table-cell>
          <table:table-cell office:value-type="float" office:value="39524058.520000003" table:style-name="ce17">
            <text:p>39.524.059<text:s/></text:p>
          </table:table-cell>
          <table:table-cell office:value-type="float" office:value="1830117.94" table:style-name="ce17">
            <text:p>1.830.118<text:s/></text:p>
          </table:table-cell>
          <table:table-cell office:value-type="float" office:value="2248998442.9299998" table:style-name="ce17">
            <text:p>2.248.998.443<text:s/></text:p>
          </table:table-cell>
          <table:table-cell office:value-type="float" office:value="493315.22" table:style-name="ce17">
            <text:p>493.315<text:s/></text:p>
          </table:table-cell>
          <table:table-cell office:value-type="float" office:value="3861515275.3399997" table:style-name="ce18">
            <text:p>3.861.515.27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310.77999999999997" table:style-name="ce17">
            <text:p>311<text:s/></text:p>
          </table:table-cell>
          <table:table-cell office:value-type="float" office:value="127435.89" table:style-name="ce17">
            <text:p>127.436<text:s/></text:p>
          </table:table-cell>
          <table:table-cell office:value-type="float" office:value="16831902.559999999" table:style-name="ce17">
            <text:p>16.831.903<text:s/></text:p>
          </table:table-cell>
          <table:table-cell office:value-type="float" office:value="95566.7" table:style-name="ce17">
            <text:p>95.567<text:s/></text:p>
          </table:table-cell>
          <table:table-cell office:value-type="float" office:value="13831750.279999999" table:style-name="ce17">
            <text:p>13.831.750<text:s/></text:p>
          </table:table-cell>
          <table:table-cell office:value-type="float" office:value="12035991.810000001" table:style-name="ce17">
            <text:p>12.035.992<text:s/></text:p>
          </table:table-cell>
          <table:table-cell office:value-type="float" office:value="107863479.66" table:style-name="ce17">
            <text:p>107.863.480<text:s/></text:p>
          </table:table-cell>
          <table:table-cell office:value-type="float" office:value="9402483.8300000001" table:style-name="ce17">
            <text:p>9.402.484<text:s/></text:p>
          </table:table-cell>
          <table:table-cell office:value-type="float" office:value="5157925.83" table:style-name="ce17">
            <text:p>5.157.926<text:s/></text:p>
          </table:table-cell>
          <table:table-cell office:value-type="float" office:value="227367.27" table:style-name="ce17">
            <text:p>227.367<text:s/></text:p>
          </table:table-cell>
          <table:table-cell office:value-type="float" office:value="29387937.920000002" table:style-name="ce17">
            <text:p>29.387.938<text:s/></text:p>
          </table:table-cell>
          <table:table-cell office:value-type="float" office:value="3716463.23" table:style-name="ce17">
            <text:p>3.716.463<text:s/></text:p>
          </table:table-cell>
          <table:table-cell office:value-type="float" office:value="5483580.6500000004" table:style-name="ce17">
            <text:p>5.483.581<text:s/></text:p>
          </table:table-cell>
          <table:table-cell office:value-type="float" office:value="2322241.0499999998" table:style-name="ce17">
            <text:p>2.322.241<text:s/></text:p>
          </table:table-cell>
          <table:table-cell office:value-type="float" office:value="526975.52" table:style-name="ce17">
            <text:p>526.976<text:s/></text:p>
          </table:table-cell>
          <table:table-cell office:value-type="float" office:value="10188452.73" table:style-name="ce17">
            <text:p>10.188.453<text:s/></text:p>
          </table:table-cell>
          <table:table-cell office:value-type="float" office:value="273472.61" table:style-name="ce17">
            <text:p>273.473<text:s/></text:p>
          </table:table-cell>
          <table:table-cell office:value-type="float" office:value="37277149.899999999" table:style-name="ce17">
            <text:p>37.277.150<text:s/></text:p>
          </table:table-cell>
          <table:table-cell office:value-type="float" office:value="467330126.77999997" table:style-name="ce17">
            <text:p>467.330.127<text:s/></text:p>
          </table:table-cell>
          <table:table-cell office:value-type="float" office:value="2850224.87" table:style-name="ce17">
            <text:p>2.850.225<text:s/></text:p>
          </table:table-cell>
          <table:table-cell office:value-type="float" office:value="98914.65" table:style-name="ce17">
            <text:p>98.915<text:s/></text:p>
          </table:table-cell>
          <table:table-cell office:value-type="float" office:value="8325.1" table:style-name="ce17">
            <text:p>8.325<text:s/></text:p>
          </table:table-cell>
          <table:table-cell office:value-type="float" office:value="23894203.359999999" table:style-name="ce17">
            <text:p>23.894.203<text:s/></text:p>
          </table:table-cell>
          <table:table-cell office:value-type="float" office:value="16035753.99" table:style-name="ce17">
            <text:p>16.035.754<text:s/></text:p>
          </table:table-cell>
          <table:table-cell office:value-type="float" office:value="549512.02" table:style-name="ce17">
            <text:p>549.512<text:s/></text:p>
          </table:table-cell>
          <table:table-cell office:value-type="float" office:value="1232096507.1700001" table:style-name="ce17">
            <text:p>1.232.096.507<text:s/></text:p>
          </table:table-cell>
          <table:table-cell office:value-type="float" office:value="1101521.99" table:style-name="ce17">
            <text:p>1.101.522<text:s/></text:p>
          </table:table-cell>
          <table:table-cell office:value-type="float" office:value="1998715578.1500001" table:style-name="ce18">
            <text:p>1.998.715.57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804459.30999999994" table:style-name="ce17">
            <text:p>804.459<text:s/></text:p>
          </table:table-cell>
          <table:table-cell office:value-type="float" office:value="1697050.7599999998" table:style-name="ce17">
            <text:p>1.697.051<text:s/></text:p>
          </table:table-cell>
          <table:table-cell office:value-type="float" office:value="5522644.3400000008" table:style-name="ce17">
            <text:p>5.522.644<text:s/></text:p>
          </table:table-cell>
          <table:table-cell office:value-type="float" office:value="452003.24000000005" table:style-name="ce17">
            <text:p>452.003<text:s/></text:p>
          </table:table-cell>
          <table:table-cell office:value-type="float" office:value="16356948.48" table:style-name="ce17">
            <text:p>16.356.948<text:s/></text:p>
          </table:table-cell>
          <table:table-cell office:value-type="float" office:value="11583663.710000001" table:style-name="ce17">
            <text:p>11.583.664<text:s/></text:p>
          </table:table-cell>
          <table:table-cell office:value-type="float" office:value="412880659.80999994" table:style-name="ce17">
            <text:p>412.880.660<text:s/></text:p>
          </table:table-cell>
          <table:table-cell office:value-type="float" office:value="7279349.0299999993" table:style-name="ce17">
            <text:p>7.279.349<text:s/></text:p>
          </table:table-cell>
          <table:table-cell office:value-type="float" office:value="7427285.6900000004" table:style-name="ce17">
            <text:p>7.427.286<text:s/></text:p>
          </table:table-cell>
          <table:table-cell office:value-type="float" office:value="2652880.0099999998" table:style-name="ce17">
            <text:p>2.652.880<text:s/></text:p>
          </table:table-cell>
          <table:table-cell office:value-type="float" office:value="36815714.18" table:style-name="ce17">
            <text:p>36.815.714<text:s/></text:p>
          </table:table-cell>
          <table:table-cell office:value-type="float" office:value="2465902.04" table:style-name="ce17">
            <text:p>2.465.902<text:s/></text:p>
          </table:table-cell>
          <table:table-cell office:value-type="float" office:value="3863475.41" table:style-name="ce17">
            <text:p>3.863.475<text:s/></text:p>
          </table:table-cell>
          <table:table-cell office:value-type="float" office:value="4207284.72" table:style-name="ce17">
            <text:p>4.207.285<text:s/></text:p>
          </table:table-cell>
          <table:table-cell office:value-type="float" office:value="1647890.65" table:style-name="ce17">
            <text:p>1.647.891<text:s/></text:p>
          </table:table-cell>
          <table:table-cell office:value-type="float" office:value="9356047.6399999987" table:style-name="ce17">
            <text:p>9.356.048<text:s/></text:p>
          </table:table-cell>
          <table:table-cell office:value-type="float" office:value="1897902.39" table:style-name="ce17">
            <text:p>1.897.902<text:s/></text:p>
          </table:table-cell>
          <table:table-cell office:value-type="float" office:value="26724851.229999997" table:style-name="ce17">
            <text:p>26.724.851<text:s/></text:p>
          </table:table-cell>
          <table:table-cell office:value-type="float" office:value="115388749.24000001" table:style-name="ce17">
            <text:p>115.388.749<text:s/></text:p>
          </table:table-cell>
          <table:table-cell office:value-type="float" office:value="2100735.54" table:style-name="ce17">
            <text:p>2.100.736<text:s/></text:p>
          </table:table-cell>
          <table:table-cell office:value-type="float" office:value="840691.71000000008" table:style-name="ce17">
            <text:p>840.692<text:s/></text:p>
          </table:table-cell>
          <table:table-cell office:value-type="float" office:value="550301.76" table:style-name="ce17">
            <text:p>550.302<text:s/></text:p>
          </table:table-cell>
          <table:table-cell office:value-type="float" office:value="40998827.520000003" table:style-name="ce17">
            <text:p>40.998.828<text:s/></text:p>
          </table:table-cell>
          <table:table-cell office:value-type="float" office:value="18462992.030000001" table:style-name="ce17">
            <text:p>18.462.992<text:s/></text:p>
          </table:table-cell>
          <table:table-cell office:value-type="float" office:value="2184610.91" table:style-name="ce17">
            <text:p>2.184.611<text:s/></text:p>
          </table:table-cell>
          <table:table-cell office:value-type="float" office:value="482614728.60000002" table:style-name="ce17">
            <text:p>482.614.729<text:s/></text:p>
          </table:table-cell>
          <table:table-cell office:value-type="float" office:value="902727.63" table:style-name="ce17">
            <text:p>902.728<text:s/></text:p>
          </table:table-cell>
          <table:table-cell office:value-type="float" office:value="1217680377.5799999" table:style-name="ce18">
            <text:p>1.217.680.37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332135.32" table:style-name="ce17">
            <text:p>332.135<text:s/></text:p>
          </table:table-cell>
          <table:table-cell office:value-type="float" office:value="786111.72" table:style-name="ce17">
            <text:p>786.112<text:s/></text:p>
          </table:table-cell>
          <table:table-cell office:value-type="float" office:value="4277494.2300000004" table:style-name="ce17">
            <text:p>4.277.494<text:s/></text:p>
          </table:table-cell>
          <table:table-cell office:value-type="float" office:value="276952.14" table:style-name="ce17">
            <text:p>276.952<text:s/></text:p>
          </table:table-cell>
          <table:table-cell office:value-type="float" office:value="3770858.55" table:style-name="ce17">
            <text:p>3.770.859<text:s/></text:p>
          </table:table-cell>
          <table:table-cell office:value-type="float" office:value="4120953" table:style-name="ce17">
            <text:p>4.120.953<text:s/></text:p>
          </table:table-cell>
          <table:table-cell office:value-type="float" office:value="517453198.39999998" table:style-name="ce17">
            <text:p>517.453.198<text:s/></text:p>
          </table:table-cell>
          <table:table-cell office:value-type="float" office:value="12560296.289999999" table:style-name="ce17">
            <text:p>12.560.296<text:s/></text:p>
          </table:table-cell>
          <table:table-cell office:value-type="float" office:value="10821750.800000001" table:style-name="ce17">
            <text:p>10.821.751<text:s/></text:p>
          </table:table-cell>
          <table:table-cell office:value-type="float" office:value="451597.9" table:style-name="ce17">
            <text:p>451.598<text:s/></text:p>
          </table:table-cell>
          <table:table-cell office:value-type="float" office:value="87782193.359999999" table:style-name="ce17">
            <text:p>87.782.193<text:s/></text:p>
          </table:table-cell>
          <table:table-cell office:value-type="float" office:value="7313826.8399999999" table:style-name="ce17">
            <text:p>7.313.827<text:s/></text:p>
          </table:table-cell>
          <table:table-cell office:value-type="float" office:value="16630067.689999999" table:style-name="ce17">
            <text:p>16.630.068<text:s/></text:p>
          </table:table-cell>
          <table:table-cell office:value-type="float" office:value="13365537.779999999" table:style-name="ce17">
            <text:p>13.365.538<text:s/></text:p>
          </table:table-cell>
          <table:table-cell office:value-type="float" office:value="1760455.71" table:style-name="ce17">
            <text:p>1.760.456<text:s/></text:p>
          </table:table-cell>
          <table:table-cell office:value-type="float" office:value="13217026.710000001" table:style-name="ce17">
            <text:p>13.217.027<text:s/></text:p>
          </table:table-cell>
          <table:table-cell office:value-type="float" office:value="167378.57999999999" table:style-name="ce17">
            <text:p>167.379<text:s/></text:p>
          </table:table-cell>
          <table:table-cell office:value-type="float" office:value="71201347" table:style-name="ce17">
            <text:p>71.201.347<text:s/></text:p>
          </table:table-cell>
          <table:table-cell office:value-type="float" office:value="110846872.56999999" table:style-name="ce17">
            <text:p>110.846.873<text:s/></text:p>
          </table:table-cell>
          <table:table-cell office:value-type="float" office:value="1692054.37" table:style-name="ce17">
            <text:p>1.692.054<text:s/></text:p>
          </table:table-cell>
          <table:table-cell office:value-type="float" office:value="7836568.1900000004" table:style-name="ce17">
            <text:p>7.836.568<text:s/></text:p>
          </table:table-cell>
          <table:table-cell office:value-type="float" office:value="44343.7" table:style-name="ce17">
            <text:p>44.344<text:s/></text:p>
          </table:table-cell>
          <table:table-cell office:value-type="float" office:value="103690824.67" table:style-name="ce17">
            <text:p>103.690.825<text:s/></text:p>
          </table:table-cell>
          <table:table-cell office:value-type="float" office:value="29356464.629999999" table:style-name="ce17">
            <text:p>29.356.465<text:s/></text:p>
          </table:table-cell>
          <table:table-cell office:value-type="float" office:value="3803575.77" table:style-name="ce17">
            <text:p>3.803.576<text:s/></text:p>
          </table:table-cell>
          <table:table-cell office:value-type="float" office:value="2157464058.98" table:style-name="ce17">
            <text:p>2.157.464.059<text:s/></text:p>
          </table:table-cell>
          <table:table-cell office:value-type="float" office:value="270570.48" table:style-name="ce17">
            <text:p>270.570<text:s/></text:p>
          </table:table-cell>
          <table:table-cell office:value-type="float" office:value="3181294515.3800001" table:style-name="ce18">
            <text:p>3.181.294.51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31534.39" table:style-name="ce17">
            <text:p>31.534<text:s/></text:p>
          </table:table-cell>
          <table:table-cell office:value-type="float" office:value="151521.71" table:style-name="ce17">
            <text:p>151.522<text:s/></text:p>
          </table:table-cell>
          <table:table-cell office:value-type="float" office:value="135885.92000000001" table:style-name="ce17">
            <text:p>135.886<text:s/></text:p>
          </table:table-cell>
          <table:table-cell office:value-type="float" office:value="27645.8" table:style-name="ce17">
            <text:p>27.646<text:s/></text:p>
          </table:table-cell>
          <table:table-cell office:value-type="float" office:value="884437.32" table:style-name="ce17">
            <text:p>884.437<text:s/></text:p>
          </table:table-cell>
          <table:table-cell office:value-type="float" office:value="199943.13" table:style-name="ce17">
            <text:p>199.943<text:s/></text:p>
          </table:table-cell>
          <table:table-cell office:value-type="float" office:value="130378.23" table:style-name="ce17">
            <text:p>130.378<text:s/></text:p>
          </table:table-cell>
          <table:table-cell office:value-type="float" office:value="176583.24" table:style-name="ce17">
            <text:p>176.583<text:s/></text:p>
          </table:table-cell>
          <table:table-cell office:value-type="float" office:value="2087614.65" table:style-name="ce17">
            <text:p>2.087.615<text:s/></text:p>
          </table:table-cell>
          <table:table-cell office:value-type="float" office:value="298361.74" table:style-name="ce17">
            <text:p>298.362<text:s/></text:p>
          </table:table-cell>
          <table:table-cell office:value-type="float" office:value="2327966.98" table:style-name="ce17">
            <text:p>2.327.967<text:s/></text:p>
          </table:table-cell>
          <table:table-cell office:value-type="float" office:value="3384260.47" table:style-name="ce17">
            <text:p>3.384.260<text:s/></text:p>
          </table:table-cell>
          <table:table-cell office:value-type="float" office:value="4213767.96" table:style-name="ce17">
            <text:p>4.213.768<text:s/></text:p>
          </table:table-cell>
          <table:table-cell office:value-type="float" office:value="429625.25" table:style-name="ce17">
            <text:p>429.625<text:s/></text:p>
          </table:table-cell>
          <table:table-cell office:value-type="float" office:value="73152.160000000003" table:style-name="ce17">
            <text:p>73.152<text:s/></text:p>
          </table:table-cell>
          <table:table-cell office:value-type="float" office:value="141067.38" table:style-name="ce17">
            <text:p>141.067<text:s/></text:p>
          </table:table-cell>
          <table:table-cell office:value-type="float" office:value="640759.18000000005" table:style-name="ce17">
            <text:p>640.759<text:s/></text:p>
          </table:table-cell>
          <table:table-cell office:value-type="float" office:value="1613239.75" table:style-name="ce17">
            <text:p>1.613.240<text:s/></text:p>
          </table:table-cell>
          <table:table-cell office:value-type="float" office:value="346563.82" table:style-name="ce17">
            <text:p>346.564<text:s/></text:p>
          </table:table-cell>
          <table:table-cell office:value-type="float" office:value="67269.17" table:style-name="ce17">
            <text:p>67.269<text:s/></text:p>
          </table:table-cell>
          <table:table-cell office:value-type="float" office:value="163751.85999999999" table:style-name="ce17">
            <text:p>163.752<text:s/></text:p>
          </table:table-cell>
          <table:table-cell office:value-type="float" office:value="76742.27" table:style-name="ce17">
            <text:p>76.742<text:s/></text:p>
          </table:table-cell>
          <table:table-cell office:value-type="float" office:value="1967558.91" table:style-name="ce17">
            <text:p>1.967.559<text:s/></text:p>
          </table:table-cell>
          <table:table-cell office:value-type="float" office:value="371050.86" table:style-name="ce17">
            <text:p>371.051<text:s/></text:p>
          </table:table-cell>
          <table:table-cell office:value-type="float" office:value="60741.97" table:style-name="ce17">
            <text:p>60.742<text:s/></text:p>
          </table:table-cell>
          <table:table-cell office:value-type="float" office:value="3511291.7" table:style-name="ce17">
            <text:p>3.511.292<text:s/></text:p>
          </table:table-cell>
          <table:table-cell office:value-type="float" office:value="991987.67" table:style-name="ce17">
            <text:p>991.988<text:s/></text:p>
          </table:table-cell>
          <table:table-cell office:value-type="float" office:value="24504703.489999998" table:style-name="ce18">
            <text:p>24.504.70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11160013.74" table:style-name="ce17">
            <text:p>11.160.014<text:s/></text:p>
          </table:table-cell>
          <table:table-cell office:value-type="float" office:value="81810030.989999995" table:style-name="ce17">
            <text:p>81.810.031<text:s/></text:p>
          </table:table-cell>
          <table:table-cell office:value-type="float" office:value="381513886.35000002" table:style-name="ce17">
            <text:p>381.513.886<text:s/></text:p>
          </table:table-cell>
          <table:table-cell office:value-type="float" office:value="7738825.5700000003" table:style-name="ce17">
            <text:p>7.738.826<text:s/></text:p>
          </table:table-cell>
          <table:table-cell office:value-type="float" office:value="485347242.06999999" table:style-name="ce17">
            <text:p>485.347.242<text:s/></text:p>
          </table:table-cell>
          <table:table-cell office:value-type="float" office:value="344458774.06999999" table:style-name="ce17">
            <text:p>344.458.774<text:s/></text:p>
          </table:table-cell>
          <table:table-cell office:value-type="float" office:value="1210824059.23" table:style-name="ce17">
            <text:p>1.210.824.059<text:s/></text:p>
          </table:table-cell>
          <table:table-cell office:value-type="float" office:value="358489450.01999998" table:style-name="ce17">
            <text:p>358.489.450<text:s/></text:p>
          </table:table-cell>
          <table:table-cell office:value-type="float" office:value="248331657.02000001" table:style-name="ce17">
            <text:p>248.331.657<text:s/></text:p>
          </table:table-cell>
          <table:table-cell office:value-type="float" office:value="225183697.34" table:style-name="ce17">
            <text:p>225.183.697<text:s/></text:p>
          </table:table-cell>
          <table:table-cell office:value-type="float" office:value="978556215.94000006" table:style-name="ce17">
            <text:p>978.556.216<text:s/></text:p>
          </table:table-cell>
          <table:table-cell office:value-type="float" office:value="86525117.049999997" table:style-name="ce17">
            <text:p>86.525.117<text:s/></text:p>
          </table:table-cell>
          <table:table-cell office:value-type="float" office:value="132989720.23999999" table:style-name="ce17">
            <text:p>132.989.720<text:s/></text:p>
          </table:table-cell>
          <table:table-cell office:value-type="float" office:value="155506279.78999999" table:style-name="ce17">
            <text:p>155.506.280<text:s/></text:p>
          </table:table-cell>
          <table:table-cell office:value-type="float" office:value="70212118.25" table:style-name="ce17">
            <text:p>70.212.118<text:s/></text:p>
          </table:table-cell>
          <table:table-cell office:value-type="float" office:value="385603301.42000002" table:style-name="ce17">
            <text:p>385.603.301<text:s/></text:p>
          </table:table-cell>
          <table:table-cell office:value-type="float" office:value="42251213.090000004" table:style-name="ce17">
            <text:p>42.251.213<text:s/></text:p>
          </table:table-cell>
          <table:table-cell office:value-type="float" office:value="1167180396" table:style-name="ce17">
            <text:p>1.167.180.396<text:s/></text:p>
          </table:table-cell>
          <table:table-cell office:value-type="float" office:value="4224307786.5100002" table:style-name="ce17">
            <text:p>4.224.307.787<text:s/></text:p>
          </table:table-cell>
          <table:table-cell office:value-type="float" office:value="67663647.689999998" table:style-name="ce17">
            <text:p>67.663.648<text:s/></text:p>
          </table:table-cell>
          <table:table-cell office:value-type="float" office:value="37372584.520000003" table:style-name="ce17">
            <text:p>37.372.585<text:s/></text:p>
          </table:table-cell>
          <table:table-cell office:value-type="float" office:value="8729541.5399999991" table:style-name="ce17">
            <text:p>8.729.542<text:s/></text:p>
          </table:table-cell>
          <table:table-cell office:value-type="float" office:value="1075865926.47" table:style-name="ce17">
            <text:p>1.075.865.926<text:s/></text:p>
          </table:table-cell>
          <table:table-cell office:value-type="float" office:value="1122078793.4000001" table:style-name="ce17">
            <text:p>1.122.078.793<text:s/></text:p>
          </table:table-cell>
          <table:table-cell office:value-type="float" office:value="49658724.399999999" table:style-name="ce17">
            <text:p>49.658.724<text:s/></text:p>
          </table:table-cell>
          <table:table-cell office:value-type="float" office:value="7875985605.3800001" table:style-name="ce17">
            <text:p>7.875.985.605<text:s/></text:p>
          </table:table-cell>
          <table:table-cell office:value-type="float" office:value="24841852.350000001" table:style-name="ce17">
            <text:p>24.841.852<text:s/></text:p>
          </table:table-cell>
          <table:table-cell office:value-type="float" office:value="20860186460.439999" table:style-name="ce18">
            <text:p>20.860.186.46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2594.56" table:style-name="ce17">
            <text:p>12.595<text:s/></text:p>
          </table:table-cell>
          <table:table-cell office:value-type="float" office:value="66398.14" table:style-name="ce17">
            <text:p>66.398<text:s/></text:p>
          </table:table-cell>
          <table:table-cell office:value-type="float" office:value="195208.25" table:style-name="ce17">
            <text:p>195.208<text:s/></text:p>
          </table:table-cell>
          <table:table-cell office:value-type="float" office:value="42408.47" table:style-name="ce17">
            <text:p>42.408<text:s/></text:p>
          </table:table-cell>
          <table:table-cell office:value-type="float" office:value="1562780.97" table:style-name="ce17">
            <text:p>1.562.781<text:s/></text:p>
          </table:table-cell>
          <table:table-cell office:value-type="float" office:value="21038368.890000001" table:style-name="ce17">
            <text:p>21.038.369<text:s/></text:p>
          </table:table-cell>
          <table:table-cell office:value-type="float" office:value="447199643.24000001" table:style-name="ce17">
            <text:p>447.199.643<text:s/></text:p>
          </table:table-cell>
          <table:table-cell office:value-type="float" office:value="6613131.3099999996" table:style-name="ce17">
            <text:p>6.613.131<text:s/></text:p>
          </table:table-cell>
          <table:table-cell office:value-type="float" office:value="375965.7" table:style-name="ce17">
            <text:p>375.966<text:s/></text:p>
          </table:table-cell>
          <table:table-cell office:value-type="float" office:value="25645.94" table:style-name="ce17">
            <text:p>25.646<text:s/></text:p>
          </table:table-cell>
          <table:table-cell office:value-type="float" office:value="34200221.479999997" table:style-name="ce17">
            <text:p>34.200.221<text:s/></text:p>
          </table:table-cell>
          <table:table-cell office:value-type="float" office:value="8788.16" table:style-name="ce17">
            <text:p>8.788<text:s/></text:p>
          </table:table-cell>
          <table:table-cell office:value-type="float" office:value="226269.32" table:style-name="ce17">
            <text:p>226.269<text:s/></text:p>
          </table:table-cell>
          <table:table-cell office:value-type="float" office:value="11937992.439999999" table:style-name="ce17">
            <text:p>11.937.992<text:s/></text:p>
          </table:table-cell>
          <table:table-cell office:value-type="float" office:value="21891.72" table:style-name="ce17">
            <text:p>21.892<text:s/></text:p>
          </table:table-cell>
          <table:table-cell office:value-type="float" office:value="8860796.1799999997" table:style-name="ce17">
            <text:p>8.860.796<text:s/></text:p>
          </table:table-cell>
          <table:table-cell office:value-type="float" office:value="32687.71" table:style-name="ce17">
            <text:p>32.688<text:s/></text:p>
          </table:table-cell>
          <table:table-cell office:value-type="float" office:value="11457134.77" table:style-name="ce17">
            <text:p>11.457.135<text:s/></text:p>
          </table:table-cell>
          <table:table-cell office:value-type="float" office:value="119248935.13" table:style-name="ce17">
            <text:p>119.248.935<text:s/></text:p>
          </table:table-cell>
          <table:table-cell office:value-type="float" office:value="114342.25" table:style-name="ce17">
            <text:p>114.342<text:s/></text:p>
          </table:table-cell>
          <table:table-cell office:value-type="float" office:value="171809.98" table:style-name="ce17">
            <text:p>171.810<text:s/></text:p>
          </table:table-cell>
          <table:table-cell office:value-type="float" office:value="3210.37" table:style-name="ce17">
            <text:p>3.210<text:s/></text:p>
          </table:table-cell>
          <table:table-cell office:value-type="float" office:value="44976731.990000002" table:style-name="ce17">
            <text:p>44.976.732<text:s/></text:p>
          </table:table-cell>
          <table:table-cell office:value-type="float" office:value="1442641.84" table:style-name="ce17">
            <text:p>1.442.642<text:s/></text:p>
          </table:table-cell>
          <table:table-cell office:value-type="float" office:value="1881063.8" table:style-name="ce17">
            <text:p>1.881.064<text:s/></text:p>
          </table:table-cell>
          <table:table-cell office:value-type="float" office:value="910639501.30999994" table:style-name="ce17">
            <text:p>910.639.501<text:s/></text:p>
          </table:table-cell>
          <table:table-cell office:value-type="float" office:value="19415.95" table:style-name="ce17">
            <text:p>19.416<text:s/></text:p>
          </table:table-cell>
          <table:table-cell office:value-type="float" office:value="1622375579.8700001" table:style-name="ce18">
            <text:p>1.622.375.58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11147419.18" table:style-name="ce17">
            <text:p>11.147.419<text:s/></text:p>
          </table:table-cell>
          <table:table-cell office:value-type="float" office:value="81743632.850000009" table:style-name="ce17">
            <text:p>81.743.633<text:s/></text:p>
          </table:table-cell>
          <table:table-cell office:value-type="float" office:value="381318678.09999996" table:style-name="ce17">
            <text:p>381.318.678<text:s/></text:p>
          </table:table-cell>
          <table:table-cell office:value-type="float" office:value="7696417.0999999996" table:style-name="ce17">
            <text:p>7.696.417<text:s/></text:p>
          </table:table-cell>
          <table:table-cell office:value-type="float" office:value="483784461.09999996" table:style-name="ce17">
            <text:p>483.784.461<text:s/></text:p>
          </table:table-cell>
          <table:table-cell office:value-type="float" office:value="323420405.18000001" table:style-name="ce17">
            <text:p>323.420.405<text:s/></text:p>
          </table:table-cell>
          <table:table-cell office:value-type="float" office:value="763624415.99000001" table:style-name="ce17">
            <text:p>763.624.416<text:s/></text:p>
          </table:table-cell>
          <table:table-cell office:value-type="float" office:value="351876318.70999998" table:style-name="ce17">
            <text:p>351.876.319<text:s/></text:p>
          </table:table-cell>
          <table:table-cell office:value-type="float" office:value="247955691.31999999" table:style-name="ce17">
            <text:p>247.955.691<text:s/></text:p>
          </table:table-cell>
          <table:table-cell office:value-type="float" office:value="225158051.39999998" table:style-name="ce17">
            <text:p>225.158.051<text:s/></text:p>
          </table:table-cell>
          <table:table-cell office:value-type="float" office:value="944355994.46000004" table:style-name="ce17">
            <text:p>944.355.994<text:s/></text:p>
          </table:table-cell>
          <table:table-cell office:value-type="float" office:value="86516328.890000001" table:style-name="ce17">
            <text:p>86.516.329<text:s/></text:p>
          </table:table-cell>
          <table:table-cell office:value-type="float" office:value="132763450.92" table:style-name="ce17">
            <text:p>132.763.451<text:s/></text:p>
          </table:table-cell>
          <table:table-cell office:value-type="float" office:value="143568287.34999999" table:style-name="ce17">
            <text:p>143.568.287<text:s/></text:p>
          </table:table-cell>
          <table:table-cell office:value-type="float" office:value="70190226.530000001" table:style-name="ce17">
            <text:p>70.190.227<text:s/></text:p>
          </table:table-cell>
          <table:table-cell office:value-type="float" office:value="376742505.24000001" table:style-name="ce17">
            <text:p>376.742.505<text:s/></text:p>
          </table:table-cell>
          <table:table-cell office:value-type="float" office:value="42218525.379999995" table:style-name="ce17">
            <text:p>42.218.525<text:s/></text:p>
          </table:table-cell>
          <table:table-cell office:value-type="float" office:value="1155723261.23" table:style-name="ce17">
            <text:p>1.155.723.261<text:s/></text:p>
          </table:table-cell>
          <table:table-cell office:value-type="float" office:value="4105058851.3799992" table:style-name="ce17">
            <text:p>4.105.058.851<text:s/></text:p>
          </table:table-cell>
          <table:table-cell office:value-type="float" office:value="67549305.439999998" table:style-name="ce17">
            <text:p>67.549.305<text:s/></text:p>
          </table:table-cell>
          <table:table-cell office:value-type="float" office:value="37200774.540000007" table:style-name="ce17">
            <text:p>37.200.775<text:s/></text:p>
          </table:table-cell>
          <table:table-cell office:value-type="float" office:value="8726331.1699999999" table:style-name="ce17">
            <text:p>8.726.331<text:s/></text:p>
          </table:table-cell>
          <table:table-cell office:value-type="float" office:value="1030889194.4800001" table:style-name="ce17">
            <text:p>1.030.889.194<text:s/></text:p>
          </table:table-cell>
          <table:table-cell office:value-type="float" office:value="1120636151.5599999" table:style-name="ce17">
            <text:p>1.120.636.152<text:s/></text:p>
          </table:table-cell>
          <table:table-cell office:value-type="float" office:value="47777660.600000001" table:style-name="ce17">
            <text:p>47.777.661<text:s/></text:p>
          </table:table-cell>
          <table:table-cell office:value-type="float" office:value="6965346104.0699997" table:style-name="ce17">
            <text:p>6.965.346.104<text:s/></text:p>
          </table:table-cell>
          <table:table-cell office:value-type="float" office:value="24822436.400000002" table:style-name="ce17">
            <text:p>24.822.436<text:s/></text:p>
          </table:table-cell>
          <table:table-cell office:value-type="float" office:value="19237810880.57" table:style-name="ce18">
            <text:p>19.237.810.88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4493375.55" table:style-name="ce17">
            <text:p>4.493.376<text:s/></text:p>
          </table:table-cell>
          <table:table-cell office:value-type="float" office:value="21825184.829999998" table:style-name="ce17">
            <text:p>21.825.185<text:s/></text:p>
          </table:table-cell>
          <table:table-cell office:value-type="float" office:value="97019287.459999993" table:style-name="ce17">
            <text:p>97.019.287<text:s/></text:p>
          </table:table-cell>
          <table:table-cell office:value-type="float" office:value="5528900.54" table:style-name="ce17">
            <text:p>5.528.901<text:s/></text:p>
          </table:table-cell>
          <table:table-cell office:value-type="float" office:value="155720219.22999999" table:style-name="ce17">
            <text:p>155.720.219<text:s/></text:p>
          </table:table-cell>
          <table:table-cell office:value-type="float" office:value="98560968.420000002" table:style-name="ce17">
            <text:p>98.560.968<text:s/></text:p>
          </table:table-cell>
          <table:table-cell office:value-type="float" office:value="447806653.42000002" table:style-name="ce17">
            <text:p>447.806.653<text:s/></text:p>
          </table:table-cell>
          <table:table-cell office:value-type="float" office:value="103685873.14" table:style-name="ce17">
            <text:p>103.685.873<text:s/></text:p>
          </table:table-cell>
          <table:table-cell office:value-type="float" office:value="78417976.239999995" table:style-name="ce17">
            <text:p>78.417.976<text:s/></text:p>
          </table:table-cell>
          <table:table-cell office:value-type="float" office:value="57517363.729999997" table:style-name="ce17">
            <text:p>57.517.364<text:s/></text:p>
          </table:table-cell>
          <table:table-cell office:value-type="float" office:value="320482428.36000001" table:style-name="ce17">
            <text:p>320.482.428<text:s/></text:p>
          </table:table-cell>
          <table:table-cell office:value-type="float" office:value="33495494.870000001" table:style-name="ce17">
            <text:p>33.495.495<text:s/></text:p>
          </table:table-cell>
          <table:table-cell office:value-type="float" office:value="52165481.140000001" table:style-name="ce17">
            <text:p>52.165.481<text:s/></text:p>
          </table:table-cell>
          <table:table-cell office:value-type="float" office:value="53119918.380000003" table:style-name="ce17">
            <text:p>53.119.918<text:s/></text:p>
          </table:table-cell>
          <table:table-cell office:value-type="float" office:value="25615158.449999999" table:style-name="ce17">
            <text:p>25.615.158<text:s/></text:p>
          </table:table-cell>
          <table:table-cell office:value-type="float" office:value="114658167.12" table:style-name="ce17">
            <text:p>114.658.167<text:s/></text:p>
          </table:table-cell>
          <table:table-cell office:value-type="float" office:value="18058602.52" table:style-name="ce17">
            <text:p>18.058.603<text:s/></text:p>
          </table:table-cell>
          <table:table-cell office:value-type="float" office:value="309470561.14999998" table:style-name="ce17">
            <text:p>309.470.561<text:s/></text:p>
          </table:table-cell>
          <table:table-cell office:value-type="float" office:value="1005848447.77" table:style-name="ce17">
            <text:p>1.005.848.448<text:s/></text:p>
          </table:table-cell>
          <table:table-cell office:value-type="float" office:value="26231308.800000001" table:style-name="ce17">
            <text:p>26.231.309<text:s/></text:p>
          </table:table-cell>
          <table:table-cell office:value-type="float" office:value="15892261.140000001" table:style-name="ce17">
            <text:p>15.892.261<text:s/></text:p>
          </table:table-cell>
          <table:table-cell office:value-type="float" office:value="6362384.46" table:style-name="ce17">
            <text:p>6.362.384<text:s/></text:p>
          </table:table-cell>
          <table:table-cell office:value-type="float" office:value="310135214.62" table:style-name="ce17">
            <text:p>310.135.215<text:s/></text:p>
          </table:table-cell>
          <table:table-cell office:value-type="float" office:value="282132836.12" table:style-name="ce17">
            <text:p>282.132.836<text:s/></text:p>
          </table:table-cell>
          <table:table-cell office:value-type="float" office:value="18495653.829999998" table:style-name="ce17">
            <text:p>18.495.654<text:s/></text:p>
          </table:table-cell>
          <table:table-cell office:value-type="float" office:value="1829953330.3199999" table:style-name="ce17">
            <text:p>1.829.953.330<text:s/></text:p>
          </table:table-cell>
          <table:table-cell office:value-type="float" office:value="11538770.939999999" table:style-name="ce17">
            <text:p>11.538.771<text:s/></text:p>
          </table:table-cell>
          <table:table-cell office:value-type="float" office:value="5504231822.5499992" table:style-name="ce18">
            <text:p>5.504.231.82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2031.71" table:style-name="ce17">
            <text:p>2.032<text:s/></text:p>
          </table:table-cell>
          <table:table-cell office:value-type="float" office:value="10900.96" table:style-name="ce17">
            <text:p>10.901<text:s/></text:p>
          </table:table-cell>
          <table:table-cell office:value-type="float" office:value="29836.11" table:style-name="ce17">
            <text:p>29.836<text:s/></text:p>
          </table:table-cell>
          <table:table-cell office:value-type="float" office:value="6891.38" table:style-name="ce17">
            <text:p>6.891<text:s/></text:p>
          </table:table-cell>
          <table:table-cell office:value-type="float" office:value="252861.7" table:style-name="ce17">
            <text:p>252.862<text:s/></text:p>
          </table:table-cell>
          <table:table-cell office:value-type="float" office:value="3432547.83" table:style-name="ce17">
            <text:p>3.432.548<text:s/></text:p>
          </table:table-cell>
          <table:table-cell office:value-type="float" office:value="75274187.439999998" table:style-name="ce17">
            <text:p>75.274.187<text:s/></text:p>
          </table:table-cell>
          <table:table-cell office:value-type="float" office:value="1102953.3899999999" table:style-name="ce17">
            <text:p>1.102.953<text:s/></text:p>
          </table:table-cell>
          <table:table-cell office:value-type="float" office:value="59090.2" table:style-name="ce17">
            <text:p>59.090<text:s/></text:p>
          </table:table-cell>
          <table:table-cell office:value-type="float" office:value="4159.55" table:style-name="ce17">
            <text:p>4.160<text:s/></text:p>
          </table:table-cell>
          <table:table-cell office:value-type="float" office:value="5555033.75" table:style-name="ce17">
            <text:p>5.555.034<text:s/></text:p>
          </table:table-cell>
          <table:table-cell office:value-type="float" office:value="1399" table:style-name="ce17">
            <text:p>1.399<text:s/></text:p>
          </table:table-cell>
          <table:table-cell office:value-type="float" office:value="38212.31" table:style-name="ce17">
            <text:p>38.212<text:s/></text:p>
          </table:table-cell>
          <table:table-cell office:value-type="float" office:value="1946439.78" table:style-name="ce17">
            <text:p>1.946.440<text:s/></text:p>
          </table:table-cell>
          <table:table-cell office:value-type="float" office:value="4238.8" table:style-name="ce17">
            <text:p>4.239<text:s/></text:p>
          </table:table-cell>
          <table:table-cell office:value-type="float" office:value="1442137.42" table:style-name="ce17">
            <text:p>1.442.137<text:s/></text:p>
          </table:table-cell>
          <table:table-cell office:value-type="float" office:value="5430.89" table:style-name="ce17">
            <text:p>5.431<text:s/></text:p>
          </table:table-cell>
          <table:table-cell office:value-type="float" office:value="1839718.81" table:style-name="ce17">
            <text:p>1.839.719<text:s/></text:p>
          </table:table-cell>
          <table:table-cell office:value-type="float" office:value="18793408.440000001" table:style-name="ce17">
            <text:p>18.793.408<text:s/></text:p>
          </table:table-cell>
          <table:table-cell office:value-type="float" office:value="18591.009999999998" table:style-name="ce17">
            <text:p>18.591<text:s/></text:p>
          </table:table-cell>
          <table:table-cell office:value-type="float" office:value="26531.87" table:style-name="ce17">
            <text:p>26.532<text:s/></text:p>
          </table:table-cell>
          <table:table-cell office:value-type="float" office:value="520.41" table:style-name="ce17">
            <text:p>520<text:s/></text:p>
          </table:table-cell>
          <table:table-cell office:value-type="float" office:value="7538573.6399999997" table:style-name="ce17">
            <text:p>7.538.574<text:s/></text:p>
          </table:table-cell>
          <table:table-cell office:value-type="float" office:value="261373.47" table:style-name="ce17">
            <text:p>261.373<text:s/></text:p>
          </table:table-cell>
          <table:table-cell office:value-type="float" office:value="306942.73" table:style-name="ce17">
            <text:p>306.943<text:s/></text:p>
          </table:table-cell>
          <table:table-cell office:value-type="float" office:value="153808934.59999999" table:style-name="ce17">
            <text:p>153.808.935<text:s/></text:p>
          </table:table-cell>
          <table:table-cell office:value-type="float" office:value="3443.66" table:style-name="ce17">
            <text:p>3.444<text:s/></text:p>
          </table:table-cell>
          <table:table-cell office:value-type="float" office:value="271766390.86000001" table:style-name="ce18">
            <text:p>271.766.39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4491343.84" table:style-name="ce17">
            <text:p>4.491.344<text:s/></text:p>
          </table:table-cell>
          <table:table-cell office:value-type="float" office:value="21814283.870000001" table:style-name="ce17">
            <text:p>21.814.284<text:s/></text:p>
          </table:table-cell>
          <table:table-cell office:value-type="float" office:value="96989451.349999994" table:style-name="ce17">
            <text:p>96.989.451<text:s/></text:p>
          </table:table-cell>
          <table:table-cell office:value-type="float" office:value="5522009.1600000001" table:style-name="ce17">
            <text:p>5.522.009<text:s/></text:p>
          </table:table-cell>
          <table:table-cell office:value-type="float" office:value="155467357.53" table:style-name="ce17">
            <text:p>155.467.358<text:s/></text:p>
          </table:table-cell>
          <table:table-cell office:value-type="float" office:value="95128420.590000004" table:style-name="ce17">
            <text:p>95.128.421<text:s/></text:p>
          </table:table-cell>
          <table:table-cell office:value-type="float" office:value="372532465.98000002" table:style-name="ce17">
            <text:p>372.532.466<text:s/></text:p>
          </table:table-cell>
          <table:table-cell office:value-type="float" office:value="102582919.75" table:style-name="ce17">
            <text:p>102.582.920<text:s/></text:p>
          </table:table-cell>
          <table:table-cell office:value-type="float" office:value="78358886.039999992" table:style-name="ce17">
            <text:p>78.358.886<text:s/></text:p>
          </table:table-cell>
          <table:table-cell office:value-type="float" office:value="57513204.180000007" table:style-name="ce17">
            <text:p>57.513.204<text:s/></text:p>
          </table:table-cell>
          <table:table-cell office:value-type="float" office:value="314927394.60999995" table:style-name="ce17">
            <text:p>314.927.395<text:s/></text:p>
          </table:table-cell>
          <table:table-cell office:value-type="float" office:value="33494095.870000001" table:style-name="ce17">
            <text:p>33.494.096<text:s/></text:p>
          </table:table-cell>
          <table:table-cell office:value-type="float" office:value="52127268.829999998" table:style-name="ce17">
            <text:p>52.127.269<text:s/></text:p>
          </table:table-cell>
          <table:table-cell office:value-type="float" office:value="51173478.600000001" table:style-name="ce17">
            <text:p>51.173.479<text:s/></text:p>
          </table:table-cell>
          <table:table-cell office:value-type="float" office:value="25610919.649999999" table:style-name="ce17">
            <text:p>25.610.920<text:s/></text:p>
          </table:table-cell>
          <table:table-cell office:value-type="float" office:value="113216029.7" table:style-name="ce17">
            <text:p>113.216.030<text:s/></text:p>
          </table:table-cell>
          <table:table-cell office:value-type="float" office:value="18053171.629999999" table:style-name="ce17">
            <text:p>18.053.172<text:s/></text:p>
          </table:table-cell>
          <table:table-cell office:value-type="float" office:value="307630842.33999997" table:style-name="ce17">
            <text:p>307.630.842<text:s/></text:p>
          </table:table-cell>
          <table:table-cell office:value-type="float" office:value="987055039.32999992" table:style-name="ce17">
            <text:p>987.055.039<text:s/></text:p>
          </table:table-cell>
          <table:table-cell office:value-type="float" office:value="26212717.790000003" table:style-name="ce17">
            <text:p>26.212.718<text:s/></text:p>
          </table:table-cell>
          <table:table-cell office:value-type="float" office:value="15865729.270000001" table:style-name="ce17">
            <text:p>15.865.729<text:s/></text:p>
          </table:table-cell>
          <table:table-cell office:value-type="float" office:value="6361864.0499999998" table:style-name="ce17">
            <text:p>6.361.864<text:s/></text:p>
          </table:table-cell>
          <table:table-cell office:value-type="float" office:value="302596640.97999996" table:style-name="ce17">
            <text:p>302.596.641<text:s/></text:p>
          </table:table-cell>
          <table:table-cell office:value-type="float" office:value="281871462.65000004" table:style-name="ce17">
            <text:p>281.871.463<text:s/></text:p>
          </table:table-cell>
          <table:table-cell office:value-type="float" office:value="18188711.099999998" table:style-name="ce17">
            <text:p>18.188.711<text:s/></text:p>
          </table:table-cell>
          <table:table-cell office:value-type="float" office:value="1676144395.72" table:style-name="ce17">
            <text:p>1.676.144.396<text:s/></text:p>
          </table:table-cell>
          <table:table-cell office:value-type="float" office:value="11535327.279999999" table:style-name="ce17">
            <text:p>11.535.327<text:s/></text:p>
          </table:table-cell>
          <table:table-cell office:value-type="float" office:value="5232465431.6899996" table:style-name="ce18">
            <text:p>5.232.465.43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3284768.22" table:style-name="ce17">
            <text:p>3.284.768<text:s/></text:p>
          </table:table-cell>
          <table:table-cell office:value-type="float" office:value="12389998.630000001" table:style-name="ce17">
            <text:p>12.389.999<text:s/></text:p>
          </table:table-cell>
          <table:table-cell office:value-type="float" office:value="108656753.84" table:style-name="ce17">
            <text:p>108.656.754<text:s/></text:p>
          </table:table-cell>
          <table:table-cell office:value-type="float" office:value="2823449.98" table:style-name="ce17">
            <text:p>2.823.450<text:s/></text:p>
          </table:table-cell>
          <table:table-cell office:value-type="float" office:value="98814227.109999999" table:style-name="ce17">
            <text:p>98.814.227<text:s/></text:p>
          </table:table-cell>
          <table:table-cell office:value-type="float" office:value="74310272.049999997" table:style-name="ce17">
            <text:p>74.310.272<text:s/></text:p>
          </table:table-cell>
          <table:table-cell office:value-type="float" office:value="341455806.92000002" table:style-name="ce17">
            <text:p>341.455.807<text:s/></text:p>
          </table:table-cell>
          <table:table-cell office:value-type="float" office:value="56666893.219999999" table:style-name="ce17">
            <text:p>56.666.893<text:s/></text:p>
          </table:table-cell>
          <table:table-cell office:value-type="float" office:value="65915043.509999998" table:style-name="ce17">
            <text:p>65.915.044<text:s/></text:p>
          </table:table-cell>
          <table:table-cell office:value-type="float" office:value="24587611.09" table:style-name="ce17">
            <text:p>24.587.611<text:s/></text:p>
          </table:table-cell>
          <table:table-cell office:value-type="float" office:value="260892079.13999999" table:style-name="ce17">
            <text:p>260.892.079<text:s/></text:p>
          </table:table-cell>
          <table:table-cell office:value-type="float" office:value="30363920.43" table:style-name="ce17">
            <text:p>30.363.920<text:s/></text:p>
          </table:table-cell>
          <table:table-cell office:value-type="float" office:value="45237099.170000002" table:style-name="ce17">
            <text:p>45.237.099<text:s/></text:p>
          </table:table-cell>
          <table:table-cell office:value-type="float" office:value="35670965.450000003" table:style-name="ce17">
            <text:p>35.670.965<text:s/></text:p>
          </table:table-cell>
          <table:table-cell office:value-type="float" office:value="22087659.34" table:style-name="ce17">
            <text:p>22.087.659<text:s/></text:p>
          </table:table-cell>
          <table:table-cell office:value-type="float" office:value="80259384.909999996" table:style-name="ce17">
            <text:p>80.259.385<text:s/></text:p>
          </table:table-cell>
          <table:table-cell office:value-type="float" office:value="15022335.82" table:style-name="ce17">
            <text:p>15.022.336<text:s/></text:p>
          </table:table-cell>
          <table:table-cell office:value-type="float" office:value="216208469.03" table:style-name="ce17">
            <text:p>216.208.469<text:s/></text:p>
          </table:table-cell>
          <table:table-cell office:value-type="float" office:value="614197184.14999998" table:style-name="ce17">
            <text:p>614.197.184<text:s/></text:p>
          </table:table-cell>
          <table:table-cell office:value-type="float" office:value="17646167.640000001" table:style-name="ce17">
            <text:p>17.646.168<text:s/></text:p>
          </table:table-cell>
          <table:table-cell office:value-type="float" office:value="8868346.1899999995" table:style-name="ce17">
            <text:p>8.868.346<text:s/></text:p>
          </table:table-cell>
          <table:table-cell office:value-type="float" office:value="3621146.97" table:style-name="ce17">
            <text:p>3.621.147<text:s/></text:p>
          </table:table-cell>
          <table:table-cell office:value-type="float" office:value="217197568.44999999" table:style-name="ce17">
            <text:p>217.197.568<text:s/></text:p>
          </table:table-cell>
          <table:table-cell office:value-type="float" office:value="156608309.93000001" table:style-name="ce17">
            <text:p>156.608.310<text:s/></text:p>
          </table:table-cell>
          <table:table-cell office:value-type="float" office:value="14649970.09" table:style-name="ce17">
            <text:p>14.649.970<text:s/></text:p>
          </table:table-cell>
          <table:table-cell office:value-type="float" office:value="1950466664.5999999" table:style-name="ce17">
            <text:p>1.950.466.665<text:s/></text:p>
          </table:table-cell>
          <table:table-cell office:value-type="float" office:value="8183611.9000000004" table:style-name="ce17">
            <text:p>8.183.612<text:s/></text:p>
          </table:table-cell>
          <table:table-cell office:value-type="float" office:value="4486085707.7799997" table:style-name="ce18">
            <text:p>4.486.085.70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5952.77" table:style-name="ce17">
            <text:p>5.953<text:s/></text:p>
          </table:table-cell>
          <table:table-cell office:value-type="float" office:value="9218.4599999999991" table:style-name="ce17">
            <text:p>9.218<text:s/></text:p>
          </table:table-cell>
          <table:table-cell office:value-type="float" office:value="141980.23000000001" table:style-name="ce17">
            <text:p>141.98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747354.1" table:style-name="ce17">
            <text:p>1.747.354<text:s/></text:p>
          </table:table-cell>
          <table:table-cell office:value-type="float" office:value="10037218.66" table:style-name="ce17">
            <text:p>10.037.219<text:s/></text:p>
          </table:table-cell>
          <table:table-cell office:value-type="float" office:value="153506637.61000001" table:style-name="ce17">
            <text:p>153.506.638<text:s/></text:p>
          </table:table-cell>
          <table:table-cell office:value-type="float" office:value="5456951.21" table:style-name="ce17">
            <text:p>5.456.951<text:s/></text:p>
          </table:table-cell>
          <table:table-cell office:value-type="float" office:value="311571.88" table:style-name="ce17">
            <text:p>311.572<text:s/></text:p>
          </table:table-cell>
          <table:table-cell office:value-type="float" office:value="1163.3599999999999" table:style-name="ce17">
            <text:p>1.163<text:s/></text:p>
          </table:table-cell>
          <table:table-cell office:value-type="float" office:value="5733583.3700000001" table:style-name="ce17">
            <text:p>5.733.583<text:s/></text:p>
          </table:table-cell>
          <table:table-cell office:value-type="float" office:value="156717.43" table:style-name="ce17">
            <text:p>156.717<text:s/></text:p>
          </table:table-cell>
          <table:table-cell office:value-type="float" office:value="372927.25" table:style-name="ce17">
            <text:p>372.927<text:s/></text:p>
          </table:table-cell>
          <table:table-cell office:value-type="float" office:value="6226497.25" table:style-name="ce17">
            <text:p>6.226.497<text:s/></text:p>
          </table:table-cell>
          <table:table-cell office:value-type="float" office:value="24635.37" table:style-name="ce17">
            <text:p>24.635<text:s/></text:p>
          </table:table-cell>
          <table:table-cell office:value-type="float" office:value="3599107.54" table:style-name="ce17">
            <text:p>3.599.108<text:s/></text:p>
          </table:table-cell>
          <table:table-cell office:value-type="float" office:value="283.44" table:style-name="ce17">
            <text:p>283<text:s/></text:p>
          </table:table-cell>
          <table:table-cell office:value-type="float" office:value="11386675.689999999" table:style-name="ce17">
            <text:p>11.386.676<text:s/></text:p>
          </table:table-cell>
          <table:table-cell office:value-type="float" office:value="104357517.78" table:style-name="ce17">
            <text:p>104.357.518<text:s/></text:p>
          </table:table-cell>
          <table:table-cell office:value-type="float" office:value="90337.61" table:style-name="ce17">
            <text:p>90.338<text:s/></text:p>
          </table:table-cell>
          <table:table-cell office:value-type="float" office:value="72927.77" table:style-name="ce17">
            <text:p>72.928<text:s/></text:p>
          </table:table-cell>
          <table:table-cell office:value-type="float" office:value="2467.25" table:style-name="ce17">
            <text:p>2.467<text:s/></text:p>
          </table:table-cell>
          <table:table-cell office:value-type="float" office:value="21191005.170000002" table:style-name="ce17">
            <text:p>21.191.005<text:s/></text:p>
          </table:table-cell>
          <table:table-cell office:value-type="float" office:value="1018667.06" table:style-name="ce17">
            <text:p>1.018.667<text:s/></text:p>
          </table:table-cell>
          <table:table-cell office:value-type="float" office:value="1787675.39" table:style-name="ce17">
            <text:p>1.787.675<text:s/></text:p>
          </table:table-cell>
          <table:table-cell office:value-type="float" office:value="319826323.72000003" table:style-name="ce17">
            <text:p>319.826.32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47065397.37000012" table:style-name="ce18">
            <text:p>647.065.39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3278815.45" table:style-name="ce17">
            <text:p>3.278.815<text:s/></text:p>
          </table:table-cell>
          <table:table-cell office:value-type="float" office:value="12380780.17" table:style-name="ce17">
            <text:p>12.380.780<text:s/></text:p>
          </table:table-cell>
          <table:table-cell office:value-type="float" office:value="108514773.61000001" table:style-name="ce17">
            <text:p>108.514.774<text:s/></text:p>
          </table:table-cell>
          <table:table-cell office:value-type="float" office:value="2823449.98" table:style-name="ce17">
            <text:p>2.823.450<text:s/></text:p>
          </table:table-cell>
          <table:table-cell office:value-type="float" office:value="97066873.00999999" table:style-name="ce17">
            <text:p>97.066.873<text:s/></text:p>
          </table:table-cell>
          <table:table-cell office:value-type="float" office:value="64273053.390000001" table:style-name="ce17">
            <text:p>64.273.053<text:s/></text:p>
          </table:table-cell>
          <table:table-cell office:value-type="float" office:value="187949169.31" table:style-name="ce17">
            <text:p>187.949.169<text:s/></text:p>
          </table:table-cell>
          <table:table-cell office:value-type="float" office:value="51209942.010000005" table:style-name="ce17">
            <text:p>51.209.942<text:s/></text:p>
          </table:table-cell>
          <table:table-cell office:value-type="float" office:value="65603471.629999995" table:style-name="ce17">
            <text:p>65.603.472<text:s/></text:p>
          </table:table-cell>
          <table:table-cell office:value-type="float" office:value="24586447.73" table:style-name="ce17">
            <text:p>24.586.448<text:s/></text:p>
          </table:table-cell>
          <table:table-cell office:value-type="float" office:value="255158495.77000001" table:style-name="ce17">
            <text:p>255.158.496<text:s/></text:p>
          </table:table-cell>
          <table:table-cell office:value-type="float" office:value="30207203.000000004" table:style-name="ce17">
            <text:p>30.207.203<text:s/></text:p>
          </table:table-cell>
          <table:table-cell office:value-type="float" office:value="44864171.919999994" table:style-name="ce17">
            <text:p>44.864.172<text:s/></text:p>
          </table:table-cell>
          <table:table-cell office:value-type="float" office:value="29444468.199999999" table:style-name="ce17">
            <text:p>29.444.468<text:s/></text:p>
          </table:table-cell>
          <table:table-cell office:value-type="float" office:value="22063023.970000003" table:style-name="ce17">
            <text:p>22.063.024<text:s/></text:p>
          </table:table-cell>
          <table:table-cell office:value-type="float" office:value="76660277.370000005" table:style-name="ce17">
            <text:p>76.660.277<text:s/></text:p>
          </table:table-cell>
          <table:table-cell office:value-type="float" office:value="15022052.380000001" table:style-name="ce17">
            <text:p>15.022.052<text:s/></text:p>
          </table:table-cell>
          <table:table-cell office:value-type="float" office:value="204821793.34" table:style-name="ce17">
            <text:p>204.821.793<text:s/></text:p>
          </table:table-cell>
          <table:table-cell office:value-type="float" office:value="509839666.37" table:style-name="ce17">
            <text:p>509.839.666<text:s/></text:p>
          </table:table-cell>
          <table:table-cell office:value-type="float" office:value="17555830.030000001" table:style-name="ce17">
            <text:p>17.555.830<text:s/></text:p>
          </table:table-cell>
          <table:table-cell office:value-type="float" office:value="8795418.4199999999" table:style-name="ce17">
            <text:p>8.795.418<text:s/></text:p>
          </table:table-cell>
          <table:table-cell office:value-type="float" office:value="3618679.7200000007" table:style-name="ce17">
            <text:p>3.618.680<text:s/></text:p>
          </table:table-cell>
          <table:table-cell office:value-type="float" office:value="196006563.28000003" table:style-name="ce17">
            <text:p>196.006.563<text:s/></text:p>
          </table:table-cell>
          <table:table-cell office:value-type="float" office:value="155589642.87" table:style-name="ce17">
            <text:p>155.589.643<text:s/></text:p>
          </table:table-cell>
          <table:table-cell office:value-type="float" office:value="12862294.700000001" table:style-name="ce17">
            <text:p>12.862.295<text:s/></text:p>
          </table:table-cell>
          <table:table-cell office:value-type="float" office:value="1630640340.8800001" table:style-name="ce17">
            <text:p>1.630.640.341<text:s/></text:p>
          </table:table-cell>
          <table:table-cell office:value-type="float" office:value="8183611.9000000004" table:style-name="ce17">
            <text:p>8.183.612<text:s/></text:p>
          </table:table-cell>
          <table:table-cell office:value-type="float" office:value="3839020310.4100003" table:style-name="ce18">
            <text:p>3.839.020.31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7">
            <text:p>-<text:s/></text:p>
          </table:table-cell>
          <table:table-cell office:value-type="float" office:value="4486365.8" table:style-name="ce17">
            <text:p>4.486.366<text:s/></text:p>
          </table:table-cell>
          <table:table-cell office:value-type="float" office:value="1503743.8" table:style-name="ce17">
            <text:p>1.503.74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1961441.369999999" table:style-name="ce17">
            <text:p>11.961.441<text:s/></text:p>
          </table:table-cell>
          <table:table-cell office:value-type="float" office:value="3933600.56" table:style-name="ce17">
            <text:p>3.933.601<text:s/></text:p>
          </table:table-cell>
          <table:table-cell office:value-type="float" office:value="1000" table:style-name="ce17">
            <text:p>1.000<text:s/></text:p>
          </table:table-cell>
          <table:table-cell office:value-type="float" office:value="32617.53" table:style-name="ce17">
            <text:p>32.61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5342002.92" table:style-name="ce17">
            <text:p>15.342.003<text:s/></text:p>
          </table:table-cell>
          <table:table-cell office:value-type="float" office:value="380.08" table:style-name="ce17">
            <text:p>38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67507.78" table:style-name="ce17">
            <text:p>167.508<text:s/></text:p>
          </table:table-cell>
          <table:table-cell office:value-type="float" office:value="2371127.1800000002" table:style-name="ce17">
            <text:p>2.371.12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738044.74" table:style-name="ce17">
            <text:p>3.738.04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8761797.5199999996" table:style-name="ce17">
            <text:p>8.761.798<text:s/></text:p>
          </table:table-cell>
          <table:table-cell office:value-type="float" office:value="173859718.38999999" table:style-name="ce17">
            <text:p>173.859.71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453327.4800000004" table:style-name="ce17">
            <text:p>4.453.327<text:s/></text:p>
          </table:table-cell>
          <table:table-cell office:value-type="float" office:value="626.69000000000005" table:style-name="ce17">
            <text:p>62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305143.83" table:style-name="ce17">
            <text:p>5.305.14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35918445.66999999" table:style-name="ce18">
            <text:p>235.918.44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6837432.0999999996" table:style-name="ce17">
            <text:p>6.837.432<text:s/></text:p>
          </table:table-cell>
          <table:table-cell office:value-type="float" office:value="21966015.989999998" table:style-name="ce17">
            <text:p>21.966.016<text:s/></text:p>
          </table:table-cell>
          <table:table-cell office:value-type="float" office:value="22989977.739999998" table:style-name="ce17">
            <text:p>22.989.978<text:s/></text:p>
          </table:table-cell>
          <table:table-cell office:value-type="float" office:value="30516596.120000001" table:style-name="ce17">
            <text:p>30.516.596<text:s/></text:p>
          </table:table-cell>
          <table:table-cell office:value-type="float" office:value="58413797.659999996" table:style-name="ce17">
            <text:p>58.413.798<text:s/></text:p>
          </table:table-cell>
          <table:table-cell office:value-type="float" office:value="44630957.369999997" table:style-name="ce17">
            <text:p>44.630.957<text:s/></text:p>
          </table:table-cell>
          <table:table-cell office:value-type="float" office:value="1385153579.3099999" table:style-name="ce17">
            <text:p>1.385.153.579<text:s/></text:p>
          </table:table-cell>
          <table:table-cell office:value-type="float" office:value="28842832.329999998" table:style-name="ce17">
            <text:p>28.842.832<text:s/></text:p>
          </table:table-cell>
          <table:table-cell office:value-type="float" office:value="38572101.899999999" table:style-name="ce17">
            <text:p>38.572.102<text:s/></text:p>
          </table:table-cell>
          <table:table-cell office:value-type="float" office:value="25580876.52" table:style-name="ce17">
            <text:p>25.580.877<text:s/></text:p>
          </table:table-cell>
          <table:table-cell office:value-type="float" office:value="149509331.30000001" table:style-name="ce17">
            <text:p>149.509.331<text:s/></text:p>
          </table:table-cell>
          <table:table-cell office:value-type="float" office:value="21778830.390000001" table:style-name="ce17">
            <text:p>21.778.830<text:s/></text:p>
          </table:table-cell>
          <table:table-cell office:value-type="float" office:value="22946688.07" table:style-name="ce17">
            <text:p>22.946.688<text:s/></text:p>
          </table:table-cell>
          <table:table-cell office:value-type="float" office:value="40756588.140000001" table:style-name="ce17">
            <text:p>40.756.588<text:s/></text:p>
          </table:table-cell>
          <table:table-cell office:value-type="float" office:value="45941687.539999999" table:style-name="ce17">
            <text:p>45.941.688<text:s/></text:p>
          </table:table-cell>
          <table:table-cell office:value-type="float" office:value="99070746.489999995" table:style-name="ce17">
            <text:p>99.070.746<text:s/></text:p>
          </table:table-cell>
          <table:table-cell office:value-type="float" office:value="20053803.75" table:style-name="ce17">
            <text:p>20.053.804<text:s/></text:p>
          </table:table-cell>
          <table:table-cell office:value-type="float" office:value="66063107.619999997" table:style-name="ce17">
            <text:p>66.063.108<text:s/></text:p>
          </table:table-cell>
          <table:table-cell office:value-type="float" office:value="244257590.37" table:style-name="ce17">
            <text:p>244.257.590<text:s/></text:p>
          </table:table-cell>
          <table:table-cell office:value-type="float" office:value="36203869.229999997" table:style-name="ce17">
            <text:p>36.203.869<text:s/></text:p>
          </table:table-cell>
          <table:table-cell office:value-type="float" office:value="23652168.079999998" table:style-name="ce17">
            <text:p>23.652.168<text:s/></text:p>
          </table:table-cell>
          <table:table-cell office:value-type="float" office:value="13663539.99" table:style-name="ce17">
            <text:p>13.663.540<text:s/></text:p>
          </table:table-cell>
          <table:table-cell office:value-type="float" office:value="123414154.3" table:style-name="ce17">
            <text:p>123.414.154<text:s/></text:p>
          </table:table-cell>
          <table:table-cell office:value-type="float" office:value="51648115.189999998" table:style-name="ce17">
            <text:p>51.648.115<text:s/></text:p>
          </table:table-cell>
          <table:table-cell office:value-type="float" office:value="17143937.309999999" table:style-name="ce17">
            <text:p>17.143.937<text:s/></text:p>
          </table:table-cell>
          <table:table-cell office:value-type="float" office:value="135306889.88" table:style-name="ce17">
            <text:p>135.306.890<text:s/></text:p>
          </table:table-cell>
          <table:table-cell office:value-type="float" office:value="9938699.6500000004" table:style-name="ce17">
            <text:p>9.938.700<text:s/></text:p>
          </table:table-cell>
          <table:table-cell office:value-type="float" office:value="2784853914.3400002" table:style-name="ce18">
            <text:p>2.784.853.91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482142.49" table:style-name="ce17">
            <text:p>482.142<text:s/></text:p>
          </table:table-cell>
          <table:table-cell office:value-type="float" office:value="1328797.8799999999" table:style-name="ce17">
            <text:p>1.328.798<text:s/></text:p>
          </table:table-cell>
          <table:table-cell office:value-type="float" office:value="14988015.710000001" table:style-name="ce17">
            <text:p>14.988.016<text:s/></text:p>
          </table:table-cell>
          <table:table-cell office:value-type="float" office:value="275297.21999999997" table:style-name="ce17">
            <text:p>275.297<text:s/></text:p>
          </table:table-cell>
          <table:table-cell office:value-type="float" office:value="10327954.299999999" table:style-name="ce17">
            <text:p>10.327.954<text:s/></text:p>
          </table:table-cell>
          <table:table-cell office:value-type="float" office:value="6706348.8399999999" table:style-name="ce17">
            <text:p>6.706.349<text:s/></text:p>
          </table:table-cell>
          <table:table-cell office:value-type="float" office:value="884972294.65999997" table:style-name="ce17">
            <text:p>884.972.295<text:s/></text:p>
          </table:table-cell>
          <table:table-cell office:value-type="float" office:value="9833527.7200000007" table:style-name="ce17">
            <text:p>9.833.528<text:s/></text:p>
          </table:table-cell>
          <table:table-cell office:value-type="float" office:value="9451602.370000001" table:style-name="ce17">
            <text:p>9.451.602<text:s/></text:p>
          </table:table-cell>
          <table:table-cell office:value-type="float" office:value="7562378.2199999997" table:style-name="ce17">
            <text:p>7.562.378<text:s/></text:p>
          </table:table-cell>
          <table:table-cell office:value-type="float" office:value="10083020.739999998" table:style-name="ce17">
            <text:p>10.083.021<text:s/></text:p>
          </table:table-cell>
          <table:table-cell office:value-type="float" office:value="3692504.5900000003" table:style-name="ce17">
            <text:p>3.692.505<text:s/></text:p>
          </table:table-cell>
          <table:table-cell office:value-type="float" office:value="5569693.5800000001" table:style-name="ce17">
            <text:p>5.569.694<text:s/></text:p>
          </table:table-cell>
          <table:table-cell office:value-type="float" office:value="-429281.20999999996" table:style-name="ce17">
            <text:p>(429.281)</text:p>
          </table:table-cell>
          <table:table-cell office:value-type="float" office:value="8762312.9900000002" table:style-name="ce17">
            <text:p>8.762.313<text:s/></text:p>
          </table:table-cell>
          <table:table-cell office:value-type="float" office:value="22385864.899999999" table:style-name="ce17">
            <text:p>22.385.865<text:s/></text:p>
          </table:table-cell>
          <table:table-cell office:value-type="float" office:value="1502490.22" table:style-name="ce17">
            <text:p>1.502.490<text:s/></text:p>
          </table:table-cell>
          <table:table-cell office:value-type="float" office:value="38755351.709999993" table:style-name="ce17">
            <text:p>38.755.352<text:s/></text:p>
          </table:table-cell>
          <table:table-cell office:value-type="float" office:value="587442906.83000004" table:style-name="ce17">
            <text:p>587.442.907<text:s/></text:p>
          </table:table-cell>
          <table:table-cell office:value-type="float" office:value="3616743.66" table:style-name="ce17">
            <text:p>3.616.744<text:s/></text:p>
          </table:table-cell>
          <table:table-cell office:value-type="float" office:value="1920978.4300000002" table:style-name="ce17">
            <text:p>1.920.978<text:s/></text:p>
          </table:table-cell>
          <table:table-cell office:value-type="float" office:value="1578153.23" table:style-name="ce17">
            <text:p>1.578.153<text:s/></text:p>
          </table:table-cell>
          <table:table-cell office:value-type="float" office:value="22888934.490000002" table:style-name="ce17">
            <text:p>22.888.934<text:s/></text:p>
          </table:table-cell>
          <table:table-cell office:value-type="float" office:value="23481053.759999998" table:style-name="ce17">
            <text:p>23.481.054<text:s/></text:p>
          </table:table-cell>
          <table:table-cell office:value-type="float" office:value="1807475.7799999998" table:style-name="ce17">
            <text:p>1.807.476<text:s/></text:p>
          </table:table-cell>
          <table:table-cell office:value-type="float" office:value="378329617.03000003" table:style-name="ce17">
            <text:p>378.329.617<text:s/></text:p>
          </table:table-cell>
          <table:table-cell office:value-type="float" office:value="925871.42" table:style-name="ce17">
            <text:p>925.871<text:s/></text:p>
          </table:table-cell>
          <table:table-cell office:value-type="float" office:value="2058242051.5600004" table:style-name="ce18">
            <text:p>2.058.242.052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20">
            <text:p>SUBTOTAL [A]</text:p>
          </table:table-cell>
          <table:table-cell office:value-type="float" office:value="48297588.659999996" table:style-name="ce21">
            <text:p>48.297.589<text:s/></text:p>
          </table:table-cell>
          <table:table-cell office:value-type="float" office:value="234749241.25" table:style-name="ce21">
            <text:p>234.749.241<text:s/></text:p>
          </table:table-cell>
          <table:table-cell office:value-type="float" office:value="965590796.02999997" table:style-name="ce21">
            <text:p>965.590.796<text:s/></text:p>
          </table:table-cell>
          <table:table-cell office:value-type="float" office:value="63879837.00999999" table:style-name="ce21">
            <text:p>63.879.837<text:s/></text:p>
          </table:table-cell>
          <table:table-cell office:value-type="float" office:value="1460821303.0300002" table:style-name="ce21">
            <text:p>1.460.821.303<text:s/></text:p>
          </table:table-cell>
          <table:table-cell office:value-type="float" office:value="1026707400.8499999" table:style-name="ce21">
            <text:p>1.026.707.401<text:s/></text:p>
          </table:table-cell>
          <table:table-cell office:value-type="float" office:value="9305576959.9700012" table:style-name="ce21">
            <text:p>9.305.576.960<text:s/></text:p>
          </table:table-cell>
          <table:table-cell office:value-type="float" office:value="1182892516.53" table:style-name="ce21">
            <text:p>1.182.892.517<text:s/></text:p>
          </table:table-cell>
          <table:table-cell office:value-type="float" office:value="949046377.0999999" table:style-name="ce21">
            <text:p>949.046.377<text:s/></text:p>
          </table:table-cell>
          <table:table-cell office:value-type="float" office:value="496061581.03000003" table:style-name="ce21">
            <text:p>496.061.581<text:s/></text:p>
          </table:table-cell>
          <table:table-cell office:value-type="float" office:value="3781853317.1600003" table:style-name="ce21">
            <text:p>3.781.853.317<text:s/></text:p>
          </table:table-cell>
          <table:table-cell office:value-type="float" office:value="365160684.33000004" table:style-name="ce21">
            <text:p>365.160.684<text:s/></text:p>
          </table:table-cell>
          <table:table-cell office:value-type="float" office:value="502074282.28999996" table:style-name="ce21">
            <text:p>502.074.282<text:s/></text:p>
          </table:table-cell>
          <table:table-cell office:value-type="float" office:value="507964883.22000003" table:style-name="ce21">
            <text:p>507.964.883<text:s/></text:p>
          </table:table-cell>
          <table:table-cell office:value-type="float" office:value="308761264.22000003" table:style-name="ce21">
            <text:p>308.761.264<text:s/></text:p>
          </table:table-cell>
          <table:table-cell office:value-type="float" office:value="1281214553.1900001" table:style-name="ce21">
            <text:p>1.281.214.553<text:s/></text:p>
          </table:table-cell>
          <table:table-cell office:value-type="float" office:value="181924896.20999998" table:style-name="ce21">
            <text:p>181.924.896<text:s/></text:p>
          </table:table-cell>
          <table:table-cell office:value-type="float" office:value="3622517959.1400003" table:style-name="ce21">
            <text:p>3.622.517.959<text:s/></text:p>
          </table:table-cell>
          <table:table-cell office:value-type="float" office:value="11797807254.699999" table:style-name="ce21">
            <text:p>11.797.807.255<text:s/></text:p>
          </table:table-cell>
          <table:table-cell office:value-type="float" office:value="277623735.31" table:style-name="ce21">
            <text:p>277.623.735<text:s/></text:p>
          </table:table-cell>
          <table:table-cell office:value-type="float" office:value="152340414.90000001" table:style-name="ce21">
            <text:p>152.340.415<text:s/></text:p>
          </table:table-cell>
          <table:table-cell office:value-type="float" office:value="54913550.119999997" table:style-name="ce21">
            <text:p>54.913.550<text:s/></text:p>
          </table:table-cell>
          <table:table-cell office:value-type="float" office:value="3562642200.2300005" table:style-name="ce21">
            <text:p>3.562.642.200<text:s/></text:p>
          </table:table-cell>
          <table:table-cell office:value-type="float" office:value="3435284709.3600006" table:style-name="ce21">
            <text:p>3.435.284.709<text:s/></text:p>
          </table:table-cell>
          <table:table-cell office:value-type="float" office:value="193681376.01000002" table:style-name="ce21">
            <text:p>193.681.376<text:s/></text:p>
          </table:table-cell>
          <table:table-cell office:value-type="float" office:value="30422983684.080002" table:style-name="ce21">
            <text:p>30.422.983.684<text:s/></text:p>
          </table:table-cell>
          <table:table-cell office:value-type="float" office:value="97712848.020000011" table:style-name="ce21">
            <text:p>97.712.848<text:s/></text:p>
          </table:table-cell>
          <table:table-cell office:value-type="float" office:value="76280085213.950027" table:style-name="ce22">
            <text:p>76.280.085.214<text:s/></text:p>
          </table:table-cell>
          <table:table-cell table:style-name="ce16"/>
          <table:table-cell table:number-columns-repeated="16354" table:style-name="ce23"/>
        </table:table-row>
        <table:table-row table:style-name="ro9">
          <table:table-cell office:value-type="string" table:style-name="ce24">
            <text:p>RECEITA PREVIDENCIÁRIA [B]</text:p>
          </table:table-cell>
          <table:table-cell office:value-type="float" office:value="111159856.23462325" table:style-name="ce25">
            <text:p>111.159.856<text:s/></text:p>
          </table:table-cell>
          <table:table-cell office:value-type="float" office:value="289499121.50895399" table:style-name="ce25">
            <text:p>289.499.122<text:s/></text:p>
          </table:table-cell>
          <table:table-cell office:value-type="float" office:value="355315026.13563514" table:style-name="ce25">
            <text:p>355.315.026<text:s/></text:p>
          </table:table-cell>
          <table:table-cell office:value-type="float" office:value="72749959.947010502" table:style-name="ce25">
            <text:p>72.749.960<text:s/></text:p>
          </table:table-cell>
          <table:table-cell office:value-type="float" office:value="1548560798.2489042" table:style-name="ce25">
            <text:p>1.548.560.798<text:s/></text:p>
          </table:table-cell>
          <table:table-cell office:value-type="float" office:value="885950975.5978725" table:style-name="ce25">
            <text:p>885.950.976<text:s/></text:p>
          </table:table-cell>
          <table:table-cell office:value-type="float" office:value="638221979.55143833" table:style-name="ce25">
            <text:p>638.221.980<text:s/></text:p>
          </table:table-cell>
          <table:table-cell office:value-type="float" office:value="692456547.28860152" table:style-name="ce25">
            <text:p>692.456.547<text:s/></text:p>
          </table:table-cell>
          <table:table-cell office:value-type="float" office:value="796873311.24523807" table:style-name="ce25">
            <text:p>796.873.311<text:s/></text:p>
          </table:table-cell>
          <table:table-cell office:value-type="float" office:value="497231763.90002155" table:style-name="ce25">
            <text:p>497.231.764<text:s/></text:p>
          </table:table-cell>
          <table:table-cell office:value-type="float" office:value="4091405597.8878012" table:style-name="ce25">
            <text:p>4.091.405.598<text:s/></text:p>
          </table:table-cell>
          <table:table-cell office:value-type="float" office:value="488411666.90577412" table:style-name="ce25">
            <text:p>488.411.667<text:s/></text:p>
          </table:table-cell>
          <table:table-cell office:value-type="float" office:value="637533747.37482989" table:style-name="ce25">
            <text:p>637.533.747<text:s/></text:p>
          </table:table-cell>
          <table:table-cell office:value-type="float" office:value="833144991.16340089" table:style-name="ce25">
            <text:p>833.144.991<text:s/></text:p>
          </table:table-cell>
          <table:table-cell office:value-type="float" office:value="456245042.37722415" table:style-name="ce25">
            <text:p>456.245.042<text:s/></text:p>
          </table:table-cell>
          <table:table-cell office:value-type="float" office:value="1018959494.6002258" table:style-name="ce25">
            <text:p>1.018.959.495<text:s/></text:p>
          </table:table-cell>
          <table:table-cell office:value-type="float" office:value="353601283.55208719" table:style-name="ce25">
            <text:p>353.601.284<text:s/></text:p>
          </table:table-cell>
          <table:table-cell office:value-type="float" office:value="2145510826.170825" table:style-name="ce25">
            <text:p>2.145.510.826<text:s/></text:p>
          </table:table-cell>
          <table:table-cell office:value-type="float" office:value="2803431634.0816374" table:style-name="ce25">
            <text:p>2.803.431.634<text:s/></text:p>
          </table:table-cell>
          <table:table-cell office:value-type="float" office:value="386570814.25163972" table:style-name="ce25">
            <text:p>386.570.814<text:s/></text:p>
          </table:table-cell>
          <table:table-cell office:value-type="float" office:value="160116643.14838237" table:style-name="ce25">
            <text:p>160.116.643<text:s/></text:p>
          </table:table-cell>
          <table:table-cell office:value-type="float" office:value="83211694.55068922" table:style-name="ce25">
            <text:p>83.211.695<text:s/></text:p>
          </table:table-cell>
          <table:table-cell office:value-type="float" office:value="2084680200.553838" table:style-name="ce25">
            <text:p>2.084.680.201<text:s/></text:p>
          </table:table-cell>
          <table:table-cell office:value-type="float" office:value="1563187444.1918786" table:style-name="ce25">
            <text:p>1.563.187.444<text:s/></text:p>
          </table:table-cell>
          <table:table-cell office:value-type="float" office:value="302957400.07873392" table:style-name="ce25">
            <text:p>302.957.400<text:s/></text:p>
          </table:table-cell>
          <table:table-cell office:value-type="float" office:value="10954476104.862204" table:style-name="ce25">
            <text:p>10.954.476.105<text:s/></text:p>
          </table:table-cell>
          <table:table-cell office:value-type="float" office:value="221102092.91052514" table:style-name="ce25">
            <text:p>221.102.093<text:s/></text:p>
          </table:table-cell>
          <table:table-cell office:value-type="float" office:value="34472566018.32" table:style-name="ce26">
            <text:p>34.472.566.018<text:s/></text:p>
          </table:table-cell>
          <table:table-cell table:style-name="ce16"/>
          <table:table-cell table:number-columns-repeated="16354" table:style-name="ce23"/>
        </table:table-row>
        <table:table-row table:style-name="ro10">
          <table:table-cell office:value-type="string" table:style-name="ce20">
            <text:p>ADMINISTRADAS PELA RFB [C]=[A]+[B]</text:p>
          </table:table-cell>
          <table:table-cell office:value-type="float" office:value="159457444.89462325" table:style-name="ce21">
            <text:p>159.457.445<text:s/></text:p>
          </table:table-cell>
          <table:table-cell office:value-type="float" office:value="524248362.75895399" table:style-name="ce21">
            <text:p>524.248.363<text:s/></text:p>
          </table:table-cell>
          <table:table-cell office:value-type="float" office:value="1320905822.1656351" table:style-name="ce21">
            <text:p>1.320.905.822<text:s/></text:p>
          </table:table-cell>
          <table:table-cell office:value-type="float" office:value="136629796.95701051" table:style-name="ce21">
            <text:p>136.629.797<text:s/></text:p>
          </table:table-cell>
          <table:table-cell office:value-type="float" office:value="3009382101.2789044" table:style-name="ce21">
            <text:p>3.009.382.101<text:s/></text:p>
          </table:table-cell>
          <table:table-cell office:value-type="float" office:value="1912658376.4478724" table:style-name="ce21">
            <text:p>1.912.658.376<text:s/></text:p>
          </table:table-cell>
          <table:table-cell office:value-type="float" office:value="9943798939.5214386" table:style-name="ce21">
            <text:p>9.943.798.940<text:s/></text:p>
          </table:table-cell>
          <table:table-cell office:value-type="float" office:value="1875349063.8186016" table:style-name="ce21">
            <text:p>1.875.349.064<text:s/></text:p>
          </table:table-cell>
          <table:table-cell office:value-type="float" office:value="1745919688.345238" table:style-name="ce21">
            <text:p>1.745.919.688<text:s/></text:p>
          </table:table-cell>
          <table:table-cell office:value-type="float" office:value="993293344.93002152" table:style-name="ce21">
            <text:p>993.293.345<text:s/></text:p>
          </table:table-cell>
          <table:table-cell office:value-type="float" office:value="7873258915.047802" table:style-name="ce21">
            <text:p>7.873.258.915<text:s/></text:p>
          </table:table-cell>
          <table:table-cell office:value-type="float" office:value="853572351.23577416" table:style-name="ce21">
            <text:p>853.572.351<text:s/></text:p>
          </table:table-cell>
          <table:table-cell office:value-type="float" office:value="1139608029.6648297" table:style-name="ce21">
            <text:p>1.139.608.030<text:s/></text:p>
          </table:table-cell>
          <table:table-cell office:value-type="float" office:value="1341109874.3834009" table:style-name="ce21">
            <text:p>1.341.109.874<text:s/></text:p>
          </table:table-cell>
          <table:table-cell office:value-type="float" office:value="765006306.59722424" table:style-name="ce21">
            <text:p>765.006.307<text:s/></text:p>
          </table:table-cell>
          <table:table-cell office:value-type="float" office:value="2300174047.790226" table:style-name="ce21">
            <text:p>2.300.174.048<text:s/></text:p>
          </table:table-cell>
          <table:table-cell office:value-type="float" office:value="535526179.76208717" table:style-name="ce21">
            <text:p>535.526.180<text:s/></text:p>
          </table:table-cell>
          <table:table-cell office:value-type="float" office:value="5768028785.3108253" table:style-name="ce21">
            <text:p>5.768.028.785<text:s/></text:p>
          </table:table-cell>
          <table:table-cell office:value-type="float" office:value="14601238888.781635" table:style-name="ce21">
            <text:p>14.601.238.889<text:s/></text:p>
          </table:table-cell>
          <table:table-cell office:value-type="float" office:value="664194549.56163979" table:style-name="ce21">
            <text:p>664.194.550<text:s/></text:p>
          </table:table-cell>
          <table:table-cell office:value-type="float" office:value="312457058.0483824" table:style-name="ce21">
            <text:p>312.457.058<text:s/></text:p>
          </table:table-cell>
          <table:table-cell office:value-type="float" office:value="138125244.67068923" table:style-name="ce21">
            <text:p>138.125.245<text:s/></text:p>
          </table:table-cell>
          <table:table-cell office:value-type="float" office:value="5647322400.7838383" table:style-name="ce21">
            <text:p>5.647.322.401<text:s/></text:p>
          </table:table-cell>
          <table:table-cell office:value-type="float" office:value="4998472153.5518789" table:style-name="ce21">
            <text:p>4.998.472.154<text:s/></text:p>
          </table:table-cell>
          <table:table-cell office:value-type="float" office:value="496638776.08873391" table:style-name="ce21">
            <text:p>496.638.776<text:s/></text:p>
          </table:table-cell>
          <table:table-cell office:value-type="float" office:value="41377459788.942207" table:style-name="ce21">
            <text:p>41.377.459.789<text:s/></text:p>
          </table:table-cell>
          <table:table-cell office:value-type="float" office:value="318814940.93052518" table:style-name="ce21">
            <text:p>318.814.941<text:s/></text:p>
          </table:table-cell>
          <table:table-cell office:value-type="float" office:value="110752651232.27002" table:style-name="ce22">
            <text:p>110.752.651.232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4">
            <text:p>ADMINISTRADAS POR OUTROS ÓRGÃOS [D]</text:p>
          </table:table-cell>
          <table:table-cell office:value-type="float" office:value="809401.00816963229" table:style-name="ce27">
            <text:p>809.401<text:s/></text:p>
          </table:table-cell>
          <table:table-cell office:value-type="float" office:value="2741333.8899934082" table:style-name="ce27">
            <text:p>2.741.334<text:s/></text:p>
          </table:table-cell>
          <table:table-cell office:value-type="float" office:value="3573122.2911450276" table:style-name="ce27">
            <text:p>3.573.122<text:s/></text:p>
          </table:table-cell>
          <table:table-cell office:value-type="float" office:value="530783.94129290199" table:style-name="ce27">
            <text:p>530.784<text:s/></text:p>
          </table:table-cell>
          <table:table-cell office:value-type="float" office:value="9771638.6989017986" table:style-name="ce27">
            <text:p>9.771.639<text:s/></text:p>
          </table:table-cell>
          <table:table-cell office:value-type="float" office:value="5339873.530045433" table:style-name="ce27">
            <text:p>5.339.874<text:s/></text:p>
          </table:table-cell>
          <table:table-cell office:value-type="float" office:value="6966278.1487172022" table:style-name="ce27">
            <text:p>6.966.278<text:s/></text:p>
          </table:table-cell>
          <table:table-cell office:value-type="float" office:value="5556687.444398053" table:style-name="ce27">
            <text:p>5.556.687<text:s/></text:p>
          </table:table-cell>
          <table:table-cell office:value-type="float" office:value="6255185.3298359886" table:style-name="ce27">
            <text:p>6.255.185<text:s/></text:p>
          </table:table-cell>
          <table:table-cell office:value-type="float" office:value="2323861.0038081161" table:style-name="ce27">
            <text:p>2.323.861<text:s/></text:p>
          </table:table-cell>
          <table:table-cell office:value-type="float" office:value="58037906.878490753" table:style-name="ce27">
            <text:p>58.037.907<text:s/></text:p>
          </table:table-cell>
          <table:table-cell office:value-type="float" office:value="2181460.614665939" table:style-name="ce27">
            <text:p>2.181.461<text:s/></text:p>
          </table:table-cell>
          <table:table-cell office:value-type="float" office:value="4415496.4445947874" table:style-name="ce27">
            <text:p>4.415.496<text:s/></text:p>
          </table:table-cell>
          <table:table-cell office:value-type="float" office:value="4728410.1676669586" table:style-name="ce27">
            <text:p>4.728.410<text:s/></text:p>
          </table:table-cell>
          <table:table-cell office:value-type="float" office:value="2262532.3853240246" table:style-name="ce27">
            <text:p>2.262.532<text:s/></text:p>
          </table:table-cell>
          <table:table-cell office:value-type="float" office:value="13338779.425483521" table:style-name="ce27">
            <text:p>13.338.779<text:s/></text:p>
          </table:table-cell>
          <table:table-cell office:value-type="float" office:value="1815832.4608511303" table:style-name="ce27">
            <text:p>1.815.832<text:s/></text:p>
          </table:table-cell>
          <table:table-cell office:value-type="float" office:value="24302379.946097761" table:style-name="ce27">
            <text:p>24.302.380<text:s/></text:p>
          </table:table-cell>
          <table:table-cell office:value-type="float" office:value="2221019348.2402329" table:style-name="ce27">
            <text:p>2.221.019.348<text:s/></text:p>
          </table:table-cell>
          <table:table-cell office:value-type="float" office:value="4315119.3757047867" table:style-name="ce27">
            <text:p>4.315.119<text:s/></text:p>
          </table:table-cell>
          <table:table-cell office:value-type="float" office:value="2016587.1265926906" table:style-name="ce27">
            <text:p>2.016.587<text:s/></text:p>
          </table:table-cell>
          <table:table-cell office:value-type="float" office:value="293840.30412230961" table:style-name="ce27">
            <text:p>293.840<text:s/></text:p>
          </table:table-cell>
          <table:table-cell office:value-type="float" office:value="18005329.348354548" table:style-name="ce27">
            <text:p>18.005.329<text:s/></text:p>
          </table:table-cell>
          <table:table-cell office:value-type="float" office:value="17442497.152893178" table:style-name="ce27">
            <text:p>17.442.497<text:s/></text:p>
          </table:table-cell>
          <table:table-cell office:value-type="float" office:value="1858312.3631772543" table:style-name="ce27">
            <text:p>1.858.312<text:s/></text:p>
          </table:table-cell>
          <table:table-cell office:value-type="float" office:value="104029272.93997477" table:style-name="ce27">
            <text:p>104.029.273<text:s/></text:p>
          </table:table-cell>
          <table:table-cell office:value-type="float" office:value="1427067.2694651824" table:style-name="ce27">
            <text:p>1.427.067<text:s/></text:p>
          </table:table-cell>
          <table:table-cell office:value-type="float" office:value="2525358337.73" table:style-name="ce28">
            <text:p>2.525.358.338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20">
            <text:p>TOTAL GERAL <text:s text:c="2"/>[E]=[C]+[D]</text:p>
          </table:table-cell>
          <table:table-cell office:value-type="float" office:value="160266845.90279287" table:style-name="ce21">
            <text:p>160.266.846<text:s/></text:p>
          </table:table-cell>
          <table:table-cell office:value-type="float" office:value="526989696.64894742" table:style-name="ce21">
            <text:p>526.989.697<text:s/></text:p>
          </table:table-cell>
          <table:table-cell office:value-type="float" office:value="1324478944.4567802" table:style-name="ce21">
            <text:p>1.324.478.944<text:s/></text:p>
          </table:table-cell>
          <table:table-cell office:value-type="float" office:value="137160580.89830342" table:style-name="ce21">
            <text:p>137.160.581<text:s/></text:p>
          </table:table-cell>
          <table:table-cell office:value-type="float" office:value="3019153739.9778061" table:style-name="ce21">
            <text:p>3.019.153.740<text:s/></text:p>
          </table:table-cell>
          <table:table-cell office:value-type="float" office:value="1917998249.9779179" table:style-name="ce21">
            <text:p>1.917.998.250<text:s/></text:p>
          </table:table-cell>
          <table:table-cell office:value-type="float" office:value="9950765217.6701565" table:style-name="ce21">
            <text:p>9.950.765.218<text:s/></text:p>
          </table:table-cell>
          <table:table-cell office:value-type="float" office:value="1880905751.2629998" table:style-name="ce21">
            <text:p>1.880.905.751<text:s/></text:p>
          </table:table-cell>
          <table:table-cell office:value-type="float" office:value="1752174873.6750739" table:style-name="ce21">
            <text:p>1.752.174.874<text:s/></text:p>
          </table:table-cell>
          <table:table-cell office:value-type="float" office:value="995617205.93382967" table:style-name="ce21">
            <text:p>995.617.206<text:s/></text:p>
          </table:table-cell>
          <table:table-cell office:value-type="float" office:value="7931296821.9262924" table:style-name="ce21">
            <text:p>7.931.296.822<text:s/></text:p>
          </table:table-cell>
          <table:table-cell office:value-type="float" office:value="855753811.85044014" table:style-name="ce21">
            <text:p>855.753.812<text:s/></text:p>
          </table:table-cell>
          <table:table-cell office:value-type="float" office:value="1144023526.1094246" table:style-name="ce21">
            <text:p>1.144.023.526<text:s/></text:p>
          </table:table-cell>
          <table:table-cell office:value-type="float" office:value="1345838284.5510678" table:style-name="ce21">
            <text:p>1.345.838.285<text:s/></text:p>
          </table:table-cell>
          <table:table-cell office:value-type="float" office:value="767268838.98254824" table:style-name="ce21">
            <text:p>767.268.839<text:s/></text:p>
          </table:table-cell>
          <table:table-cell office:value-type="float" office:value="2313512827.2157097" table:style-name="ce21">
            <text:p>2.313.512.827<text:s/></text:p>
          </table:table-cell>
          <table:table-cell office:value-type="float" office:value="537342012.2229383" table:style-name="ce21">
            <text:p>537.342.012<text:s/></text:p>
          </table:table-cell>
          <table:table-cell office:value-type="float" office:value="5792331165.2569227" table:style-name="ce21">
            <text:p>5.792.331.165<text:s/></text:p>
          </table:table-cell>
          <table:table-cell office:value-type="float" office:value="16822258237.021868" table:style-name="ce21">
            <text:p>16.822.258.237<text:s/></text:p>
          </table:table-cell>
          <table:table-cell office:value-type="float" office:value="668509668.93734455" table:style-name="ce21">
            <text:p>668.509.669<text:s/></text:p>
          </table:table-cell>
          <table:table-cell office:value-type="float" office:value="314473645.1749751" table:style-name="ce21">
            <text:p>314.473.645<text:s/></text:p>
          </table:table-cell>
          <table:table-cell office:value-type="float" office:value="138419084.97481152" table:style-name="ce21">
            <text:p>138.419.085<text:s/></text:p>
          </table:table-cell>
          <table:table-cell office:value-type="float" office:value="5665327730.1321926" table:style-name="ce21">
            <text:p>5.665.327.730<text:s/></text:p>
          </table:table-cell>
          <table:table-cell office:value-type="float" office:value="5015914650.704772" table:style-name="ce21">
            <text:p>5.015.914.651<text:s/></text:p>
          </table:table-cell>
          <table:table-cell office:value-type="float" office:value="498497088.45191115" table:style-name="ce21">
            <text:p>498.497.088<text:s/></text:p>
          </table:table-cell>
          <table:table-cell office:value-type="float" office:value="41481489061.882179" table:style-name="ce21">
            <text:p>41.481.489.062<text:s/></text:p>
          </table:table-cell>
          <table:table-cell office:value-type="float" office:value="320242008.19999039" table:style-name="ce21">
            <text:p>320.242.008<text:s/></text:p>
          </table:table-cell>
          <table:table-cell office:value-type="float" office:value="113278009570.00002" table:style-name="ce22">
            <text:p>113.278.009.570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9" table:style-name="ro6">
          <table:table-cell table:style-name="ce7"/>
          <table:table-cell table:number-columns-repeated="16383" table:style-name="ce1"/>
        </table:table-row>
        <table:table-row table:number-rows-repeated="65469" table:style-name="ro6">
          <table:table-cell table:style-name="ce7"/>
          <table:table-cell table:number-columns-repeated="16383"/>
        </table:table-row>
        <table:table-row table:number-rows-repeated="98304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Arial2" svg:font-family="Arial2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2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Usuário do Windows</dc:creator>
    <meta:creation-date>2004-03-11T18:47:37Z</meta:creation-date>
    <dc:date>2019-06-10T19:43:06Z</dc:date>
    <meta:print-date>2011-05-12T16:46:54Z</meta:print-date>
    <meta:editing-cycles>41</meta:editing-cycles>
    <meta:editing-duration>PT4293S</meta:editing-duration>
  </office:meta>
</office:document-meta>
</file>